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8.02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4.08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845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3.545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0.48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Summering_20_TI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</style:style>
    <style:style style:name="ce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</style:style>
    <style:style style:name="ce32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none"/>
    </style:style>
    <style:style style:name="ce3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</style:style>
    <style:style style:name="ce37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</style:style>
    <style:style style:name="ce4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3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none"/>
    </style:style>
    <style:style style:name="ce44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5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none" style:rotation-align="none" fo:border-top="none"/>
    </style:style>
    <style:style style:name="ce4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none"/>
    </style:style>
    <style:style style:name="ce52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1.76pt solid #3c3c3c"/>
    </style:style>
    <style:style style:name="ce53" style:family="table-cell" style:parent-style-name="Default">
      <style:table-cell-properties fo:border-bottom="none" fo:background-color="#c0c0c0" style:cell-protect="none" style:print-content="true" style:diagonal-bl-tr="none" style:diagonal-tl-br="none" fo:border-left="none" fo:padding="0.071cm" fo:border-right="1.76pt solid #3c3c3c" style:rotation-align="none" fo:border-top="non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1"/>
    <style:style style:name="ce5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c0c0c0" style:diagonal-bl-tr="none" style:diagonal-tl-br="none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71cm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c0c0c0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transparent" fo:padding="0.071cm"/>
    </style:style>
    <style:style style:name="ce85" style:family="table-cell" style:parent-style-name="Default" style:data-style-name="N121"/>
    <style:style style:name="ce86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5" table:default-cell-style-name="ce12"/>
        <table:table-column table:style-name="co6" table:default-cell-style-name="ce12"/>
        <table:table-column table:style-name="co5" table:default-cell-style-name="ce12"/>
        <table:table-column table:style-name="co6" table:default-cell-style-name="ce12"/>
        <table:table-column table:style-name="co5" table:number-columns-repeated="2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number-columns-repeated="28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PLANERING</text:p>
          </table:table-cell>
          <table:covered-table-cell table:number-columns-repeated="16" table:style-name="ce1"/>
          <table:table-cell/>
          <table:table-cell table:style-name="ce54" table:number-columns-repeated="999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 table:style-name="ce2"/>
          <table:table-cell table:style-name="ce16" table:number-columns-spanned="15" table:number-rows-spanned="1"/>
          <table:covered-table-cell table:number-columns-repeated="14" table:style-name="ce16"/>
          <table:table-cell/>
          <table:table-cell table:style-name="ce54" table:number-columns-repeated="999"/>
          <table:table-cell table:number-columns-repeated="7"/>
        </table:table-row>
        <table:table-row table:style-name="ro2">
          <table:table-cell table:style-name="ce3" office:value-type="string" calcext:value-type="string">
            <text:p>Projektgrupp: 6</text:p>
          </table:table-cell>
          <table:table-cell table:style-name="ce3"/>
          <table:table-cell table:style-name="ce17"/>
          <table:table-cell table:style-name="ce3" office:value-type="string" calcext:value-type="string" table:number-columns-spanned="2" table:number-rows-spanned="1">
            <text:p>Datum: 2014-09-25</text:p>
          </table:table-cell>
          <table:covered-table-cell table:style-name="ce3"/>
          <table:table-cell table:style-name="ce38" table:number-columns-spanned="7" table:number-rows-spanned="1"/>
          <table:covered-table-cell table:number-columns-repeated="6" table:style-name="ce38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3"/>
          <table:table-cell table:style-name="ce50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 table:style-name="ce4"/>
          <table:table-cell table:style-name="ce18"/>
          <table:table-cell table:style-name="ce4" office:value-type="string" calcext:value-type="string" table:number-columns-spanned="2" table:number-rows-spanned="1">
            <text:p>Version: 0.2</text:p>
          </table:table-cell>
          <table:covered-table-cell table:style-name="ce4"/>
          <table:table-cell table:style-name="ce18" table:number-columns-spanned="7" table:number-rows-spanned="1"/>
          <table:covered-table-cell table:number-columns-repeated="6" table:style-name="ce18"/>
          <table:table-cell table:style-name="ce47"/>
          <table:table-cell table:style-name="ce49" table:number-columns-spanned="3" table:number-rows-spanned="1"/>
          <table:covered-table-cell table:number-columns-repeated="2" table:style-name="ce49"/>
          <table:table-cell table:style-name="ce51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 table:style-name="ce5"/>
          <table:table-cell table:style-name="ce19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5"/>
          <table:table-cell table:style-name="ce19" table:number-columns-spanned="7" table:number-rows-spanned="1"/>
          <table:covered-table-cell table:number-columns-repeated="6" table:style-name="ce19"/>
          <table:table-cell table:style-name="ce48" table:number-columns-spanned="5" table:number-rows-spanned="1"/>
          <table:covered-table-cell table:number-columns-repeated="4" table:style-name="ce48"/>
          <table:table-cell table:number-columns-repeated="1007"/>
        </table:table-row>
        <table:table-row table:style-name="ro2">
          <table:table-cell table:style-name="ce6" office:value-type="string" calcext:value-type="string" table:number-columns-spanned="2" table:number-rows-spanned="1">
            <text:p>AKTIVITETER</text:p>
          </table:table-cell>
          <table:covered-table-cell table:style-name="ce6"/>
          <table:table-cell table:style-name="ce20" office:value-type="string" calcext:value-type="string">
            <text:p>TID</text:p>
          </table:table-cell>
          <table:table-cell table:style-name="ce24" office:value-type="string" calcext:value-type="string">
            <text:p>VEM</text:p>
          </table:table-cell>
          <table:table-cell table:style-name="ce20" office:value-type="string" calcext:value-type="string" table:number-columns-spanned="13" table:number-rows-spanned="1">
            <text:p>TIDPLAN (när), veckonummer</text:p>
          </table:table-cell>
          <table:covered-table-cell table:number-columns-repeated="12" table:style-name="ce20"/>
          <table:table-cell table:number-columns-repeated="26"/>
          <table:table-cell table:style-name="ce56" table:number-columns-repeated="974"/>
          <table:table-cell table:number-columns-repeated="7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1" office:value-type="string" calcext:value-type="string">
            <text:p>timmar</text:p>
          </table:table-cell>
          <table:table-cell table:style-name="ce21" office:value-type="string" calcext:value-type="string">
            <text:p>Initialer</text:p>
          </table:table-cell>
          <table:table-cell table:style-name="ce30" office:value-type="float" office:value="40" calcext:value-type="float">
            <text:p>4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7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string" calcext:value-type="string">
            <text:p>Herman, Anthon</text:p>
          </table:table-cell>
          <table:table-cell table:style-name="ce31"/>
          <table:table-cell table:style-name="ce40" table:number-columns-repeated="4"/>
          <table:table-cell table:style-name="ce40" office:value-type="float" office:value="10" calcext:value-type="float">
            <text:p>10</text:p>
          </table:table-cell>
          <table:table-cell table:style-name="ce40" table:number-columns-repeated="6"/>
          <table:table-cell table:style-name="ce52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30" calcext:value-type="float">
            <text:p>30</text:p>
          </table:table-cell>
          <table:table-cell table:style-name="ce41" table:number-columns-repeated="5"/>
          <table:table-cell table:style-name="ce53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Albert, Joh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4"/>
          <table:table-cell table:style-name="ce53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5" calcext:value-type="float">
            <text:p>15</text:p>
          </table:table-cell>
          <table:table-cell table:style-name="ce41" table:number-columns-repeated="3"/>
          <table:table-cell table:style-name="ce53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7"/>
          <table:table-cell table:style-name="ce41" office:value-type="float" office:value="20" calcext:value-type="float">
            <text:p>20</text:p>
          </table:table-cell>
          <table:table-cell table:style-name="ce41" table:number-columns-repeated="3"/>
          <table:table-cell table:style-name="ce53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Tommy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25" calcext:value-type="float">
            <text:p>25</text:p>
          </table:table-cell>
          <table:table-cell table:style-name="ce41"/>
          <table:table-cell table:style-name="ce53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string" calcext:value-type="string">
            <text:p>Herman, Adrian</text:p>
          </table:table-cell>
          <table:table-cell table:style-name="ce32"/>
          <table:table-cell table:style-name="ce41" table:number-columns-repeated="8"/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" calcext:value-type="float">
            <text:p>5</text:p>
          </table:table-cell>
          <table:table-cell table:style-name="ce53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5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Albert, Adrian</text:p>
          </table:table-cell>
          <table:table-cell table:style-name="ce32"/>
          <table:table-cell table:style-name="ce41" table:number-columns-repeated="4"/>
          <table:table-cell table:number-columns-repeated="3" table:style-name="ce41" office:value-type="float" office:value="10" calcext:value-type="float">
            <text:p>10</text:p>
          </table:table-cell>
          <table:table-cell table:style-name="ce41" table:number-columns-repeated="4"/>
          <table:table-cell table:style-name="ce53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John</text:p>
          </table:table-cell>
          <table:table-cell table:style-name="ce32"/>
          <table:table-cell table:style-name="ce41" table:number-columns-repeated="6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3"/>
          <table:table-cell table:style-name="ce53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2" office:value-type="float" office:value="35" calcext:value-type="float">
            <text:p>35</text:p>
          </table:table-cell>
          <table:table-cell table:style-name="ce27" office:value-type="string" calcext:value-type="string">
            <text:p>Albert, Johan</text:p>
          </table:table-cell>
          <table:table-cell table:style-name="ce33"/>
          <table:table-cell table:style-name="ce42" table:number-columns-repeated="6"/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53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nthon</text:p>
          </table:table-cell>
          <table:table-cell table:style-name="ce32"/>
          <table:table-cell table:style-name="ce41" table:number-columns-repeated="9"/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53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lbert, Adrian</text:p>
          </table:table-cell>
          <table:table-cell table:style-name="ce34"/>
          <table:table-cell table:style-name="ce43" table:number-columns-repeated="7"/>
          <table:table-cell table:style-name="ce43" office:value-type="float" office:value="20" calcext:value-type="float">
            <text:p>20</text:p>
          </table:table-cell>
          <table:table-cell table:style-name="ce43" table:number-columns-repeated="3"/>
          <table:table-cell table:style-name="ce53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2" office:value-type="float" office:value="25" calcext:value-type="float">
            <text:p>25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4"/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0" calcext:value-type="float">
            <text:p>10</text:p>
          </table:table-cell>
          <table:table-cell table:style-name="ce46"/>
          <table:table-cell table:style-name="ce41" table:number-columns-repeated="4"/>
          <table:table-cell table:style-name="ce53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2" office:value-type="float" office:value="45" calcext:value-type="float">
            <text:p>45</text:p>
          </table:table-cell>
          <table:table-cell table:style-name="ce26" office:value-type="string" calcext:value-type="string">
            <text:p>Johan, John</text:p>
          </table:table-cell>
          <table:table-cell table:style-name="ce34"/>
          <table:table-cell table:style-name="ce43" table:number-columns-repeated="6"/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number-columns-repeated="2"/>
          <table:table-cell table:style-name="ce53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Johan, John</text:p>
          </table:table-cell>
          <table:table-cell table:style-name="ce32"/>
          <table:table-cell table:style-name="ce41" table:number-columns-repeated="5"/>
          <table:table-cell table:style-name="ce41" office:value-type="float" office:value="20" calcext:value-type="float">
            <text:p>20</text:p>
          </table:table-cell>
          <table:table-cell table:style-name="ce46"/>
          <table:table-cell table:style-name="ce41" table:number-columns-repeated="4"/>
          <table:table-cell table:style-name="ce53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2" office:value-type="float" office:value="45" calcext:value-type="float">
            <text:p>45</text:p>
          </table:table-cell>
          <table:table-cell table:style-name="ce28" office:value-type="string" calcext:value-type="string">
            <text:p>Johan, Albert</text:p>
          </table:table-cell>
          <table:table-cell table:style-name="ce32"/>
          <table:table-cell table:style-name="ce41" table:number-columns-repeated="8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0" calcext:value-type="float">
            <text:p>20</text:p>
          </table:table-cell>
          <table:table-cell table:style-name="ce41"/>
          <table:table-cell table:style-name="ce53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2" office:value-type="float" office:value="30" calcext:value-type="float">
            <text:p>30</text:p>
          </table:table-cell>
          <table:table-cell table:style-name="ce28" office:value-type="string" calcext:value-type="string">
            <text:p>Herman, Albert, Johan</text:p>
          </table:table-cell>
          <table:table-cell table:style-name="ce32"/>
          <table:table-cell table:style-name="ce41" table:number-columns-repeated="8"/>
          <table:table-cell table:number-columns-repeated="2" table:style-name="ce41" office:value-type="float" office:value="15" calcext:value-type="float">
            <text:p>15</text:p>
          </table:table-cell>
          <table:table-cell table:style-name="ce41"/>
          <table:table-cell table:style-name="ce53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Anthon, John</text:p>
          </table:table-cell>
          <table:table-cell table:style-name="ce32"/>
          <table:table-cell table:style-name="ce41" table:number-columns-repeated="7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2" office:value-type="float" office:value="20" calcext:value-type="float">
            <text:p>20</text:p>
          </table:table-cell>
          <table:table-cell table:style-name="ce28" office:value-type="string" calcext:value-type="string">
            <text:p>Tommy</text:p>
          </table:table-cell>
          <table:table-cell table:style-name="ce32"/>
          <table:table-cell table:style-name="ce41" table:number-columns-repeated="7"/>
          <table:table-cell table:number-columns-repeated="2"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53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2" office:value-type="float" office:value="15" calcext:value-type="float">
            <text:p>15</text:p>
          </table:table-cell>
          <table:table-cell table:style-name="ce28" office:value-type="string" calcext:value-type="string">
            <text:p>Anthon, Tommy</text:p>
          </table:table-cell>
          <table:table-cell table:style-name="ce32"/>
          <table:table-cell table:style-name="ce41" table:number-columns-repeated="5"/>
          <table:table-cell table:style-name="ce41" office:value-type="float" office:value="15" calcext:value-type="float">
            <text:p>15</text:p>
          </table:table-cell>
          <table:table-cell table:style-name="ce41" table:number-columns-repeated="5"/>
          <table:table-cell table:style-name="ce53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2" office:value-type="float" office:value="20" calcext:value-type="float">
            <text:p>20</text:p>
          </table:table-cell>
          <table:table-cell table:style-name="ce29" office:value-type="string" calcext:value-type="string">
            <text:p>Anthon, Tommy</text:p>
          </table:table-cell>
          <table:table-cell table:style-name="ce35"/>
          <table:table-cell table:style-name="ce44" table:number-columns-repeated="6"/>
          <table:table-cell table:number-columns-repeated="2" table:style-name="ce44" office:value-type="float" office:value="10" calcext:value-type="float">
            <text:p>10</text:p>
          </table:table-cell>
          <table:table-cell table:style-name="ce44" table:number-columns-repeated="3"/>
          <table:table-cell table:style-name="ce53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Anthon</text:p>
          </table:table-cell>
          <table:table-cell table:style-name="ce35"/>
          <table:table-cell table:style-name="ce44" table:number-columns-repeated="8"/>
          <table:table-cell table:style-name="ce44" office:value-type="float" office:value="10" calcext:value-type="float">
            <text:p>10</text:p>
          </table:table-cell>
          <table:table-cell table:style-name="ce44" table:number-columns-repeated="2"/>
          <table:table-cell table:style-name="ce52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2" office:value-type="float" office:value="100" calcext:value-type="float">
            <text:p>10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table:number-columns-repeated="2"/>
          <table:table-cell table:number-columns-repeated="7" table:style-name="ce44" office:value-type="float" office:value="10" calcext:value-type="float">
            <text:p>10</text:p>
          </table:table-cell>
          <table:table-cell table:style-name="ce53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2"/>
          <table:table-cell table:style-name="ce44" office:value-type="float" office:value="10" calcext:value-type="float">
            <text:p>10</text:p>
          </table:table-cell>
          <table:table-cell table:style-name="ce44" table:number-columns-repeated="6"/>
          <table:table-cell table:style-name="ce53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2" office:value-type="float" office:value="15" calcext:value-type="float">
            <text:p>15</text:p>
          </table:table-cell>
          <table:table-cell table:style-name="ce29" office:value-type="string" calcext:value-type="string">
            <text:p>Adrian</text:p>
          </table:table-cell>
          <table:table-cell table:style-name="ce35"/>
          <table:table-cell table:style-name="ce44" table:number-columns-repeated="10"/>
          <table:table-cell table:style-name="ce44" office:value-type="float" office:value="15" calcext:value-type="float">
            <text:p>15</text:p>
          </table:table-cell>
          <table:table-cell table:style-name="ce53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>
            <text:p>Alla</text:p>
          </table:table-cell>
          <table:table-cell table:style-name="ce35"/>
          <table:table-cell table:style-name="ce44" table:number-columns-repeated="5"/>
          <table:table-cell table:number-columns-repeated="4" table:style-name="ce44" office:value-type="float" office:value="10" calcext:value-type="float">
            <text:p>10</text:p>
          </table:table-cell>
          <table:table-cell table:number-columns-repeated="2" table:style-name="ce44" office:value-type="float" office:value="20" calcext:value-type="float">
            <text:p>20</text:p>
          </table:table-cell>
          <table:table-cell table:style-name="ce53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Övrig dokumentation</text:p>
          </table:table-cell>
          <table:table-cell table:style-name="ce22" office:value-type="float" office:value="30" calcext:value-type="float">
            <text:p>30</text:p>
          </table:table-cell>
          <table:table-cell table:style-name="ce29" office:value-type="string" calcext:value-type="string">
            <text:p>John</text:p>
          </table:table-cell>
          <table:table-cell table:style-name="ce36"/>
          <table:table-cell table:style-name="ce45" table:number-columns-repeated="9"/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39:.P39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Reservtid</text:p>
          </table:table-cell>
          <table:table-cell table:style-name="ce22" office:value-type="float" office:value="110" calcext:value-type="float">
            <text:p>110</text:p>
          </table:table-cell>
          <table:table-cell table:style-name="ce29" office:value-type="string" calcext:value-type="string">
            <text:p>Alla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table:number-columns-repeated="2"/>
          <table:table-cell table:number-columns-repeated="4"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15" calcext:value-type="float">
            <text:p>15</text:p>
          </table:table-cell>
          <table:table-cell table:style-name="ce45" office:value-type="float" office:value="10" calcext:value-type="float">
            <text:p>10</text:p>
          </table:table-cell>
          <table:table-cell table:style-name="ce53" table:formula="of:=SUM([.E40:.P40])"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table:style-name="ce9"/>
          <table:table-cell table:style-name="ce14"/>
          <table:table-cell table:style-name="ce22"/>
          <table:table-cell table:style-name="ce29"/>
          <table:table-cell table:style-name="ce36"/>
          <table:table-cell table:style-name="ce45" table:number-columns-repeated="11"/>
          <table:table-cell table:style-name="ce53"/>
          <table:table-cell table:number-columns-repeated="2"/>
          <table:table-cell table:style-name="ce55" table:number-columns-repeated="7"/>
          <table:table-cell table:number-columns-repeated="998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Milstolpe 1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4"/>
          <table:table-cell table:style-name="ce45" office:value-type="string" calcext:value-type="string">
            <text:p>fre</text:p>
          </table:table-cell>
          <table:table-cell table:style-name="ce45" table:number-columns-repeated="6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Milstolpe 2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6"/>
          <table:table-cell table:style-name="ce45" office:value-type="string" calcext:value-type="string">
            <text:p>ti</text:p>
          </table:table-cell>
          <table:table-cell table:style-name="ce45" table:number-columns-repeated="4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Milstolpe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6"/>
          <table:table-cell table:style-name="ce45" office:value-type="string" calcext:value-type="string">
            <text:p>fre</text:p>
          </table:table-cell>
          <table:table-cell table:style-name="ce45" table:number-columns-repeated="4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Milstolpe 4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7"/>
          <table:table-cell table:style-name="ce45" office:value-type="string" calcext:value-type="string">
            <text:p>ti</text:p>
          </table:table-cell>
          <table:table-cell table:style-name="ce45" table:number-columns-repeated="3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Milstolpe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8"/>
          <table:table-cell table:style-name="ce45" office:value-type="string" calcext:value-type="string">
            <text:p>on</text:p>
          </table:table-cell>
          <table:table-cell table:style-name="ce45" table:number-columns-repeated="2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Milstolpe 6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ti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Milstolpe 7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9"/>
          <table:table-cell table:style-name="ce45" office:value-type="string" calcext:value-type="string">
            <text:p>fre</text:p>
          </table:table-cell>
          <table:table-cell table:style-name="ce45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Milstolpe 8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on</text:p>
          </table:table-cell>
          <table:table-cell table:style-name="ce53"/>
          <table:table-cell table:number-columns-repeated="1007"/>
        </table:table-row>
        <table:table-row table:style-name="ro2">
          <table:table-cell table:style-name="ce9"/>
          <table:table-cell table:style-name="ce14"/>
          <table:table-cell table:style-name="ce22"/>
          <table:table-cell table:style-name="ce29"/>
          <table:table-cell table:style-name="ce36"/>
          <table:table-cell table:style-name="ce45" table:number-columns-repeated="11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Beslutspunkt 2</text:p>
          </table:table-cell>
          <table:table-cell table:style-name="ce22"/>
          <table:table-cell table:style-name="ce29"/>
          <table:table-cell table:style-name="ce36" office:value-type="string" calcext:value-type="string">
            <text:p>to</text:p>
          </table:table-cell>
          <table:table-cell table:style-name="ce45" table:number-columns-repeated="11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Beslutspunkt 3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4"/>
          <table:table-cell table:style-name="ce45" office:value-type="string" calcext:value-type="string">
            <text:p>fre</text:p>
          </table:table-cell>
          <table:table-cell table:style-name="ce45" table:number-columns-repeated="6"/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Beslutspunkt 4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ti</text:p>
          </table:table-cell>
          <table:table-cell table:style-name="ce53"/>
          <table:table-cell table:number-columns-repeated="1007"/>
        </table:table-row>
        <table:table-row table:style-name="ro4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Beslutspunkt 5</text:p>
          </table:table-cell>
          <table:table-cell table:style-name="ce22"/>
          <table:table-cell table:style-name="ce29"/>
          <table:table-cell table:style-name="ce36"/>
          <table:table-cell table:style-name="ce45" table:number-columns-repeated="10"/>
          <table:table-cell table:style-name="ce45" office:value-type="string" calcext:value-type="string">
            <text:p>fre</text:p>
          </table:table-cell>
          <table:table-cell table:style-name="ce53"/>
          <table:table-cell table:number-columns-repeated="1007"/>
        </table:table-row>
        <table:table-row table:style-name="ro3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3" table:formula="of:=SUM([.C8:.C40])" office:value-type="float" office:value="1120" calcext:value-type="float">
            <text:p>1120</text:p>
          </table:table-cell>
          <table:table-cell table:style-name="ce23"/>
          <table:table-cell table:style-name="ce37" table:formula="of:=SUM([.E8:.E40])" office:value-type="float" office:value="45" calcext:value-type="float">
            <text:p>45</text:p>
          </table:table-cell>
          <table:table-cell table:style-name="ce37" table:formula="of:=SUM([.F8:.F40])" office:value-type="float" office:value="45" calcext:value-type="float">
            <text:p>45</text:p>
          </table:table-cell>
          <table:table-cell table:style-name="ce37" table:formula="of:=SUM([.G8:.G40])" office:value-type="float" office:value="40" calcext:value-type="float">
            <text:p>40</text:p>
          </table:table-cell>
          <table:table-cell table:style-name="ce37" table:formula="of:=SUM([.H8:.H40])" office:value-type="float" office:value="0" calcext:value-type="float">
            <text:p>0</text:p>
          </table:table-cell>
          <table:table-cell table:style-name="ce37" table:formula="of:=SUM([.I8:.I40])" office:value-type="float" office:value="0" calcext:value-type="float">
            <text:p>0</text:p>
          </table:table-cell>
          <table:table-cell table:style-name="ce37" table:formula="of:=SUM([.J8:.J40])" office:value-type="float" office:value="75" calcext:value-type="float">
            <text:p>75</text:p>
          </table:table-cell>
          <table:table-cell table:style-name="ce37" table:formula="of:=SUM([.K8:.K40])" office:value-type="float" office:value="165" calcext:value-type="float">
            <text:p>165</text:p>
          </table:table-cell>
          <table:table-cell table:style-name="ce37" table:formula="of:=SUM([.L8:.L40])" office:value-type="float" office:value="165" calcext:value-type="float">
            <text:p>165</text:p>
          </table:table-cell>
          <table:table-cell table:style-name="ce37" table:formula="of:=SUM([.M8:.M40])" office:value-type="float" office:value="175" calcext:value-type="float">
            <text:p>175</text:p>
          </table:table-cell>
          <table:table-cell table:style-name="ce37" table:formula="of:=SUM([.N8:.N40])" office:value-type="float" office:value="170" calcext:value-type="float">
            <text:p>170</text:p>
          </table:table-cell>
          <table:table-cell table:style-name="ce37" table:formula="of:=SUM([.O8:.O40])" office:value-type="float" office:value="170" calcext:value-type="float">
            <text:p>170</text:p>
          </table:table-cell>
          <table:table-cell table:style-name="ce37" table:formula="of:=SUM([.P8:.P40])" office:value-type="float" office:value="70" calcext:value-type="float">
            <text:p>70</text:p>
          </table:table-cell>
          <table:table-cell table:style-name="ce52" table:formula="of:=SUM([.E55:.P55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mmering TID" table:style-name="ta2">
        <office:forms form:automatic-focus="false" form:apply-design-mode="false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number-columns-repeated="11" table:default-cell-style-name="ce12"/>
        <table:table-column table:style-name="co6" table:default-cell-style-name="ce12"/>
        <table:table-column table:style-name="co14" table:number-columns-repeated="2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UMMERING AV TID</text:p>
          </table:table-cell>
          <table:covered-table-cell table:number-columns-repeated="15" table:style-name="ce1"/>
          <table:table-cell table:style-name="ce54" table:number-columns-repeated="994"/>
          <table:table-cell table:number-columns-repeated="14"/>
        </table:table-row>
        <table:table-row table:style-name="ro1">
          <table:table-cell table:style-name="ce57" office:value-type="string" calcext:value-type="string" table:number-columns-spanned="2" table:number-rows-spanned="1">
            <text:p>Projekt:</text:p>
          </table:table-cell>
          <table:covered-table-cell table:style-name="ce57"/>
          <table:table-cell table:style-name="ce65" office:value-type="string" calcext:value-type="string" table:number-columns-spanned="14" table:number-rows-spanned="1">
            <text:p>Labyrintrobot</text:p>
          </table:table-cell>
          <table:covered-table-cell table:number-columns-repeated="13" table:style-name="ce65"/>
          <table:table-cell table:style-name="ce54" table:number-columns-repeated="994"/>
          <table:table-cell table:number-columns-repeated="14"/>
        </table:table-row>
        <table:table-row table:style-name="ro2">
          <table:table-cell table:style-name="ce58" office:value-type="string" calcext:value-type="string" table:number-columns-spanned="2" table:number-rows-spanned="1">
            <text:p>Projektgrupp:</text:p>
          </table:table-cell>
          <table:covered-table-cell table:style-name="ce58"/>
          <table:table-cell table:style-name="ce66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 table:style-name="ce3"/>
          <table:table-cell table:style-name="ce38" office:value-type="date" office:date-value="2014-09-30" calcext:value-type="date" table:number-columns-spanned="8" table:number-rows-spanned="1">
            <text:p>2014-09-30</text:p>
          </table:table-cell>
          <table:covered-table-cell table:number-columns-repeated="7" table:style-name="ce38"/>
          <table:table-cell table:number-columns-repeated="1008"/>
        </table:table-row>
        <table:table-row table:style-name="ro2">
          <table:table-cell table:style-name="ce59" office:value-type="string" calcext:value-type="string" table:number-columns-spanned="2" table:number-rows-spanned="1">
            <text:p>Beställare:</text:p>
          </table:table-cell>
          <table:covered-table-cell table:style-name="ce59"/>
          <table:table-cell table:style-name="ce67" office:value-type="string" calcext:value-type="string" table:number-columns-spanned="2" table:number-rows-spanned="1">
            <text:p>Mattias Krysander</text:p>
          </table:table-cell>
          <table:covered-table-cell table:style-name="ce67"/>
          <table:table-cell table:style-name="ce59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59"/>
          <table:table-cell table:style-name="ce79" table:number-columns-spanned="8" table:number-rows-spanned="1"/>
          <table:covered-table-cell table:number-columns-repeated="7" table:style-name="ce79"/>
          <table:table-cell table:number-columns-repeated="1008"/>
        </table:table-row>
        <table:table-row table:style-name="ro2">
          <table:table-cell table:style-name="ce60" office:value-type="string" calcext:value-type="string" table:number-columns-spanned="2" table:number-rows-spanned="1">
            <text:p>Kurs:</text:p>
          </table:table-cell>
          <table:covered-table-cell table:style-name="ce60"/>
          <table:table-cell table:style-name="ce68" office:value-type="string" calcext:value-type="string" table:number-columns-spanned="2" table:number-rows-spanned="1">
            <text:p>TSEA29</text:p>
          </table:table-cell>
          <table:covered-table-cell table:style-name="ce68"/>
          <table:table-cell table:style-name="ce74" table:number-columns-spanned="12" table:number-rows-spanned="1"/>
          <table:covered-table-cell table:number-columns-repeated="11" table:style-name="ce74"/>
          <table:table-cell table:number-columns-repeated="1008"/>
        </table:table-row>
        <table:table-row table:style-name="ro2">
          <table:table-cell table:style-name="ce24" office:value-type="string" calcext:value-type="string" table:number-columns-spanned="3" table:number-rows-spanned="1">
            <text:p>RESURS</text:p>
          </table:table-cell>
          <table:covered-table-cell table:number-columns-repeated="2" table:style-name="ce24"/>
          <table:table-cell table:style-name="ce69" office:value-type="string" calcext:value-type="string" table:number-columns-spanned="13" table:number-rows-spanned="1">
            <text:p>NEDLAGD TID (per vecka)</text:p>
          </table:table-cell>
          <table:covered-table-cell table:number-columns-repeated="12" table:style-name="ce69"/>
          <table:table-cell table:style-name="ce56" table:number-columns-repeated="994"/>
          <table:table-cell table:number-columns-repeated="14"/>
        </table:table-row>
        <table:table-row table:style-name="ro5">
          <table:table-cell table:style-name="ce7"/>
          <table:table-cell table:style-name="ce13" office:value-type="string" calcext:value-type="string" table:number-columns-spanned="2" table:number-rows-spanned="1">
            <text:p>Namn</text:p>
          </table:table-cell>
          <table:covered-table-cell table:style-name="ce13"/>
          <table:table-cell table:style-name="ce21" table:formula="of:=[$Basplan.E7]" office:value-type="float" office:value="40" calcext:value-type="float">
            <text:p>40</text:p>
          </table:table-cell>
          <table:table-cell table:style-name="ce75" table:formula="of:=[$Basplan.F7]" office:value-type="float" office:value="41" calcext:value-type="float">
            <text:p>41</text:p>
          </table:table-cell>
          <table:table-cell table:style-name="ce75" table:formula="of:=[$Basplan.G7]" office:value-type="float" office:value="42" calcext:value-type="float">
            <text:p>42</text:p>
          </table:table-cell>
          <table:table-cell table:style-name="ce75" table:formula="of:=[$Basplan.H7]" office:value-type="float" office:value="43" calcext:value-type="float">
            <text:p>43</text:p>
          </table:table-cell>
          <table:table-cell table:style-name="ce75" table:formula="of:=[$Basplan.I7]" office:value-type="float" office:value="44" calcext:value-type="float">
            <text:p>44</text:p>
          </table:table-cell>
          <table:table-cell table:style-name="ce75" table:formula="of:=[$Basplan.J7]" office:value-type="float" office:value="45" calcext:value-type="float">
            <text:p>45</text:p>
          </table:table-cell>
          <table:table-cell table:style-name="ce75" table:formula="of:=[$Basplan.K7]" office:value-type="float" office:value="46" calcext:value-type="float">
            <text:p>46</text:p>
          </table:table-cell>
          <table:table-cell table:style-name="ce75" table:formula="of:=[$Basplan.L7]" office:value-type="float" office:value="47" calcext:value-type="float">
            <text:p>47</text:p>
          </table:table-cell>
          <table:table-cell table:style-name="ce75" table:formula="of:=[$Basplan.M7]" office:value-type="float" office:value="48" calcext:value-type="float">
            <text:p>48</text:p>
          </table:table-cell>
          <table:table-cell table:style-name="ce75" table:formula="of:=[$Basplan.N7]" office:value-type="float" office:value="49" calcext:value-type="float">
            <text:p>49</text:p>
          </table:table-cell>
          <table:table-cell table:style-name="ce75" table:formula="of:=[$Basplan.O7]" office:value-type="float" office:value="50" calcext:value-type="float">
            <text:p>50</text:p>
          </table:table-cell>
          <table:table-cell table:style-name="ce75" table:formula="of:=[$Basplan.P7]" office:value-type="float" office:value="51" calcext:value-type="float">
            <text:p>51</text:p>
          </table:table-cell>
          <table:table-cell table:style-name="ce80" office:value-type="string" calcext:value-type="string">
            <text:p>Sa</text:p>
          </table:table-cell>
          <table:table-cell table:number-columns-repeated="1008"/>
        </table:table-row>
        <table:table-row table:style-name="ro6">
          <table:table-cell table:style-name="ce61" table:formula="of:=[Basplan.A8]" office:value-type="float" office:value="1" calcext:value-type="float">
            <text:p>1</text:p>
          </table:table-cell>
          <table:table-cell table:style-name="ce62" table:formula="of:=[Basplan.B8]" office:value-type="string" office:string-value="Knappar/brytare" calcext:value-type="string" table:number-columns-spanned="2" table:number-rows-spanned="1">
            <text:p>Knappar/brytare</text:p>
          </table:table-cell>
          <table:covered-table-cell table:style-name="ce62"/>
          <table:table-cell table:style-name="ce70"/>
          <table:table-cell table:style-name="ce76" table:number-columns-repeated="11"/>
          <table:table-cell table:style-name="ce81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9]" office:value-type="float" office:value="2" calcext:value-type="float">
            <text:p>2</text:p>
          </table:table-cell>
          <table:table-cell table:style-name="ce63" table:formula="of:=[Basplan.B9]" office:value-type="string" office:string-value="Blåtand hos robot" calcext:value-type="string" table:number-columns-spanned="2" table:number-rows-spanned="1">
            <text:p>Blåtand hos robot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0]" office:value-type="float" office:value="3" calcext:value-type="float">
            <text:p>3</text:p>
          </table:table-cell>
          <table:table-cell table:style-name="ce62" office:value-type="string" calcext:value-type="string" table:number-columns-spanned="2" table:number-rows-spanned="1">
            <text:p>Databuss</text:p>
          </table:table-cell>
          <table:covered-table-cell table:style-name="ce62"/>
          <table:table-cell table:style-name="ce71"/>
          <table:table-cell table:style-name="ce77" table:number-columns-repeated="11"/>
          <table:table-cell table:style-name="ce82" table:formula="of:=SUM([.D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1]" office:value-type="float" office:value="4" calcext:value-type="float">
            <text:p>4</text:p>
          </table:table-cell>
          <table:table-cell table:style-name="ce63" office:value-type="string" calcext:value-type="string" table:number-columns-spanned="2" table:number-rows-spanned="1">
            <text:p>Sensordata</text:p>
          </table:table-cell>
          <table:covered-table-cell table:style-name="ce63"/>
          <table:table-cell table:style-name="ce71"/>
          <table:table-cell table:style-name="ce77" table:number-columns-repeated="11"/>
          <table:table-cell table:style-name="ce82" table:formula="of:=SUM([.D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2]" office:value-type="float" office:value="5" calcext:value-type="float">
            <text:p>5</text:p>
          </table:table-cell>
          <table:table-cell table:style-name="ce64" table:formula="of:=[Basplan.B12]" office:value-type="string" office:string-value="Kommandon" calcext:value-type="string">
            <text:p>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2:.O12])" office:value-type="float" office:value="0" calcext:value-type="float">
            <text:p>0</text:p>
          </table:table-cell>
          <table:table-cell table:style-name="ce84"/>
          <table:table-cell table:number-columns-repeated="1007"/>
        </table:table-row>
        <table:table-row table:style-name="ro6">
          <table:table-cell table:style-name="ce61" table:formula="of:=[Basplan.A13]" office:value-type="float" office:value="6" calcext:value-type="float">
            <text:p>6</text:p>
          </table:table-cell>
          <table:table-cell table:style-name="ce64" table:formula="of:=[Basplan.B13]" office:value-type="string" office:string-value="Korsning" calcext:value-type="string">
            <text:p>Kor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4]" office:value-type="float" office:value="7" calcext:value-type="float">
            <text:p>7</text:p>
          </table:table-cell>
          <table:table-cell table:style-name="ce64" table:formula="of:=[Basplan.B14]" office:value-type="string" office:string-value="Återvändsgränd" calcext:value-type="string">
            <text:p>Återvändsgrän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5]" office:value-type="float" office:value="8" calcext:value-type="float">
            <text:p>8</text:p>
          </table:table-cell>
          <table:table-cell table:style-name="ce64" table:formula="of:=[Basplan.B15]" office:value-type="string" office:string-value="Tejpmarkering" calcext:value-type="string">
            <text:p>Tejpmark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6]" office:value-type="float" office:value="9" calcext:value-type="float">
            <text:p>9</text:p>
          </table:table-cell>
          <table:table-cell table:style-name="ce64" table:formula="of:=[Basplan.B16]" office:value-type="string" office:string-value="Utforskning" calcext:value-type="string">
            <text:p>Utforsk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7]" office:value-type="float" office:value="10" calcext:value-type="float">
            <text:p>10</text:p>
          </table:table-cell>
          <table:table-cell table:style-name="ce64" table:formula="of:=[Basplan.B17]" office:value-type="string" office:string-value="Karta" calcext:value-type="string">
            <text:p>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8]" office:value-type="float" office:value="11" calcext:value-type="float">
            <text:p>11</text:p>
          </table:table-cell>
          <table:table-cell table:style-name="ce64" table:formula="of:=[Basplan.B18]" office:value-type="string" office:string-value="Traversering efter karta" calcext:value-type="string">
            <text:p>Traversering efter kar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19]" office:value-type="float" office:value="12" calcext:value-type="float">
            <text:p>12</text:p>
          </table:table-cell>
          <table:table-cell table:style-name="ce64" table:formula="of:=[Basplan.B19]" office:value-type="string" office:string-value="Ljussensorer" calcext:value-type="string">
            <text:p>Lju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0]" office:value-type="float" office:value="13" calcext:value-type="float">
            <text:p>13</text:p>
          </table:table-cell>
          <table:table-cell table:style-name="ce64" table:formula="of:=[Basplan.B20]" office:value-type="string" office:string-value="Avståndssensorer" calcext:value-type="string">
            <text:p>Avståndssensore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1]" office:value-type="float" office:value="14" calcext:value-type="float">
            <text:p>14</text:p>
          </table:table-cell>
          <table:table-cell table:style-name="ce64" table:formula="of:=[Basplan.B21]" office:value-type="string" office:string-value="Gyro" calcext:value-type="string">
            <text:p>Gyr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2]" office:value-type="float" office:value="15" calcext:value-type="float">
            <text:p>15</text:p>
          </table:table-cell>
          <table:table-cell table:style-name="ce64" table:formula="of:=[Basplan.B22]" office:value-type="string" office:string-value="Avståndsbehandling" calcext:value-type="string">
            <text:p>Avståndsbehandl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2:.O2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3]" office:value-type="float" office:value="16" calcext:value-type="float">
            <text:p>16</text:p>
          </table:table-cell>
          <table:table-cell table:style-name="ce64" table:formula="of:=[Basplan.B23]" office:value-type="string" office:string-value="Kalibrering" calcext:value-type="string">
            <text:p>Kalibr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4]" office:value-type="float" office:value="17" calcext:value-type="float">
            <text:p>17</text:p>
          </table:table-cell>
          <table:table-cell table:style-name="ce64" table:formula="of:=[Basplan.B24]" office:value-type="string" office:string-value="LCD" calcext:value-type="string">
            <text:p>LCD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5]" office:value-type="float" office:value="18" calcext:value-type="float">
            <text:p>18</text:p>
          </table:table-cell>
          <table:table-cell table:style-name="ce64" table:formula="of:=[Basplan.B25]" office:value-type="string" office:string-value="Motor/servo" calcext:value-type="string">
            <text:p>Motor/servo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6]" office:value-type="float" office:value="19" calcext:value-type="float">
            <text:p>19</text:p>
          </table:table-cell>
          <table:table-cell table:style-name="ce64" table:formula="of:=[Basplan.B26]" office:value-type="string" office:string-value="Autonoma kommandon" calcext:value-type="string">
            <text:p>Autonoma komman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7]" office:value-type="float" office:value="20" calcext:value-type="float">
            <text:p>20</text:p>
          </table:table-cell>
          <table:table-cell table:style-name="ce64" table:formula="of:=[Basplan.B27]" office:value-type="string" office:string-value="Fjärrkommadon" calcext:value-type="string">
            <text:p>Fjärrkommad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8]" office:value-type="float" office:value="21" calcext:value-type="float">
            <text:p>21</text:p>
          </table:table-cell>
          <table:table-cell table:style-name="ce64" table:formula="of:=[Basplan.B28]" office:value-type="string" office:string-value="PD-reglering" calcext:value-type="string">
            <text:p>PD-regler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8:.O2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29]" office:value-type="float" office:value="22" calcext:value-type="float">
            <text:p>22</text:p>
          </table:table-cell>
          <table:table-cell table:style-name="ce64" table:formula="of:=[Basplan.B29]" office:value-type="string" office:string-value="Tejpföljning" calcext:value-type="string">
            <text:p>Tejpfölj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0]" office:value-type="float" office:value="23" calcext:value-type="float">
            <text:p>23</text:p>
          </table:table-cell>
          <table:table-cell table:style-name="ce64" table:formula="of:=[Basplan.B30]" office:value-type="string" office:string-value="Parametrar" calcext:value-type="string">
            <text:p>Parametrar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1]" office:value-type="float" office:value="24" calcext:value-type="float">
            <text:p>24</text:p>
          </table:table-cell>
          <table:table-cell table:style-name="ce64" table:formula="of:=[Basplan.B31]" office:value-type="string" office:string-value="Felsökningsdata" calcext:value-type="string">
            <text:p>Felsökningsdat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2]" office:value-type="float" office:value="25" calcext:value-type="float">
            <text:p>25</text:p>
          </table:table-cell>
          <table:table-cell table:style-name="ce64" table:formula="of:=[Basplan.B32]" office:value-type="string" office:string-value="Bluetooth hos programvara" calcext:value-type="string">
            <text:p>Bluetooth hos programvara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3]" office:value-type="float" office:value="26" calcext:value-type="float">
            <text:p>26</text:p>
          </table:table-cell>
          <table:table-cell table:style-name="ce64" table:formula="of:=[Basplan.B33]" office:value-type="string" office:string-value="Bluetooth" calcext:value-type="string">
            <text:p>Bluetooth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4]" office:value-type="float" office:value="27" calcext:value-type="float">
            <text:p>27</text:p>
          </table:table-cell>
          <table:table-cell table:style-name="ce64" table:formula="of:=[Basplan.B34]" office:value-type="string" office:string-value="GUI" calcext:value-type="string">
            <text:p>GUI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5]" office:value-type="float" office:value="28" calcext:value-type="float">
            <text:p>28</text:p>
          </table:table-cell>
          <table:table-cell table:style-name="ce64" table:formula="of:=[Basplan.B35]" office:value-type="string" office:string-value="Möte" calcext:value-type="string">
            <text:p>Möte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6]" office:value-type="float" office:value="29" calcext:value-type="float">
            <text:p>29</text:p>
          </table:table-cell>
          <table:table-cell table:style-name="ce64" table:formula="of:=[Basplan.B36]" office:value-type="string" office:string-value="Designspecifikation" calcext:value-type="string">
            <text:p>Designspecifik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/>
          <table:table-cell table:number-columns-repeated="1008"/>
        </table:table-row>
        <table:table-row table:style-name="ro6">
          <table:table-cell table:style-name="ce61" table:formula="of:=[Basplan.A37]" office:value-type="float" office:value="30" calcext:value-type="float">
            <text:p>30</text:p>
          </table:table-cell>
          <table:table-cell table:style-name="ce64" table:formula="of:=[Basplan.B37]" office:value-type="string" office:string-value="Redovisning" calcext:value-type="string">
            <text:p>Redovisning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8]" office:value-type="float" office:value="31" calcext:value-type="float">
            <text:p>31</text:p>
          </table:table-cell>
          <table:table-cell table:style-name="ce64" table:formula="of:=[Basplan.B38]" office:value-type="string" office:string-value="Teknisk dokumentation" calcext:value-type="string">
            <text:p>Teknisk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61" table:formula="of:=[Basplan.A39]" office:value-type="float" office:value="32" calcext:value-type="float">
            <text:p>32</text:p>
          </table:table-cell>
          <table:table-cell table:style-name="ce64" table:formula="of:=[Basplan.B39]" office:value-type="string" office:string-value="Övrig dokumentation" calcext:value-type="string">
            <text:p>Övrig dokumentation</text:p>
          </table:table-cell>
          <table:table-cell table:style-name="ce64"/>
          <table:table-cell table:style-name="ce71"/>
          <table:table-cell table:style-name="ce77" table:number-columns-repeated="11"/>
          <table:table-cell table:style-name="ce82" table:formula="of:=SUM([.D39:.O39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61" table:formula="of:=[Basplan.A40]" office:value-type="float" office:value="33" calcext:value-type="float">
            <text:p>33</text:p>
          </table:table-cell>
          <table:table-cell table:style-name="ce64" table:formula="of:=[Basplan.B40]" office:value-type="string" office:string-value="Reservtid" calcext:value-type="string">
            <text:p>Reservtid</text:p>
          </table:table-cell>
          <table:table-cell table:style-name="ce64"/>
          <table:table-cell table:style-name="ce72"/>
          <table:table-cell table:style-name="ce78" table:number-columns-repeated="11"/>
          <table:table-cell table:style-name="ce82" table:formula="of:=SUM([.D40:.O40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table-cell table:style-name="ce21"/>
          <table:table-cell table:style-name="ce15" office:value-type="string" calcext:value-type="string" table:number-columns-spanned="2" table:number-rows-spanned="1">
            <text:p>Summa antal timmar: <text:s/></text:p>
          </table:table-cell>
          <table:covered-table-cell table:style-name="ce15"/>
          <table:table-cell table:style-name="ce73" table:formula="of:=SUM([.D8:.D40])" office:value-type="float" office:value="0" calcext:value-type="float">
            <text:p>0</text:p>
          </table:table-cell>
          <table:table-cell table:style-name="ce73" table:formula="of:=SUM([.E8:.E40])" office:value-type="float" office:value="0" calcext:value-type="float">
            <text:p>0</text:p>
          </table:table-cell>
          <table:table-cell table:style-name="ce73" table:formula="of:=SUM([.F8:.F40])" office:value-type="float" office:value="0" calcext:value-type="float">
            <text:p>0</text:p>
          </table:table-cell>
          <table:table-cell table:style-name="ce73" table:formula="of:=SUM([.G8:.G40])" office:value-type="float" office:value="0" calcext:value-type="float">
            <text:p>0</text:p>
          </table:table-cell>
          <table:table-cell table:style-name="ce73" table:formula="of:=SUM([.H8:.H40])" office:value-type="float" office:value="0" calcext:value-type="float">
            <text:p>0</text:p>
          </table:table-cell>
          <table:table-cell table:style-name="ce73" table:formula="of:=SUM([.I8:.I40])" office:value-type="float" office:value="0" calcext:value-type="float">
            <text:p>0</text:p>
          </table:table-cell>
          <table:table-cell table:style-name="ce73" table:formula="of:=SUM([.J8:.J40])" office:value-type="float" office:value="0" calcext:value-type="float">
            <text:p>0</text:p>
          </table:table-cell>
          <table:table-cell table:style-name="ce73" table:formula="of:=SUM([.K8:.K40])" office:value-type="float" office:value="0" calcext:value-type="float">
            <text:p>0</text:p>
          </table:table-cell>
          <table:table-cell table:style-name="ce73" table:formula="of:=SUM([.L8:.L40])" office:value-type="float" office:value="0" calcext:value-type="float">
            <text:p>0</text:p>
          </table:table-cell>
          <table:table-cell table:style-name="ce73" table:formula="of:=SUM([.M8:.M40])" office:value-type="float" office:value="0" calcext:value-type="float">
            <text:p>0</text:p>
          </table:table-cell>
          <table:table-cell table:style-name="ce73" table:formula="of:=SUM([.N8:.N40])" office:value-type="float" office:value="0" calcext:value-type="float">
            <text:p>0</text:p>
          </table:table-cell>
          <table:table-cell table:style-name="ce73" table:formula="of:=SUM([.O8:.O40])" office:value-type="float" office:value="0" calcext:value-type="float">
            <text:p>0</text:p>
          </table:table-cell>
          <table:table-cell table:style-name="ce83" table:formula="of:=SUM([.P8:.P40])" office:value-type="float" office:value="0" calcext:value-type="float">
            <text:p>0</text:p>
          </table:table-cell>
          <table:table-cell table:number-columns-repeated="100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id per person per vecka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4" table:number-columns-repeated="7" table:default-cell-style-name="ce85"/>
        <table:table-column table:style-name="co14" table:number-columns-repeated="17" table:default-cell-style-name="Default"/>
        <table:table-row table:style-name="ro8" table:number-rows-repeated="4">
          <table:table-cell table:number-columns-repeated="2"/>
          <table:table-cell table:style-name="Default" table:number-columns-repeated="7"/>
          <table:table-cell table:number-columns-repeated="17"/>
        </table:table-row>
        <table:table-row table:style-name="ro2">
          <table:table-cell/>
          <table:table-cell table:style-name="ce56" table:number-columns-repeated="17"/>
          <table:table-cell table:style-name="ce56" office:value-type="string" calcext:value-type="string">
            <text:p>Hjälptabell, deltagare på olika aktiviteter</text:p>
          </table:table-cell>
          <table:table-cell table:style-name="ce56" table:number-columns-repeated="7"/>
        </table:table-row>
        <table:table-row table:style-name="ro3">
          <table:table-cell table:number-columns-repeated="2"/>
          <table:table-cell table:style-name="Default" office:value-type="string" calcext:value-type="string">
            <text:p>arbetsbörda per vec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</table:table-row>
        <table:table-row table:style-name="ro3">
          <table:table-cell table:number-columns-repeated="2"/>
          <table:table-cell table:style-name="Default" table:formula="of:=[.S6]" office:value-type="string" office:string-value="Herman" calcext:value-type="string">
            <text:p>Herman</text:p>
          </table:table-cell>
          <table:table-cell table:style-name="Default" table:formula="of:=[.T6]" office:value-type="string" office:string-value="Anthon" calcext:value-type="string">
            <text:p>Anthon</text:p>
          </table:table-cell>
          <table:table-cell table:style-name="Default" table:formula="of:=[.U6]" office:value-type="string" office:string-value="Tommy" calcext:value-type="string">
            <text:p>Tommy</text:p>
          </table:table-cell>
          <table:table-cell table:style-name="Default" table:formula="of:=[.V6]" office:value-type="string" office:string-value="Albert" calcext:value-type="string">
            <text:p>Albert</text:p>
          </table:table-cell>
          <table:table-cell table:style-name="Default" table:formula="of:=[.W6]" office:value-type="string" office:string-value="Johan" calcext:value-type="string">
            <text:p>Johan</text:p>
          </table:table-cell>
          <table:table-cell table:style-name="Default" table:formula="of:=[.X6]" office:value-type="string" office:string-value="Adrian" calcext:value-type="string">
            <text:p>Adrian</text:p>
          </table:table-cell>
          <table:table-cell table:style-name="Default"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85" table:formula="of:=[.C7]" office:value-type="string" office:string-value="Herman" calcext:value-type="string">
            <text:p>Herman</text:p>
          </table:table-cell>
          <table:table-cell table:style-name="ce85" table:formula="of:=[.D7]" office:value-type="string" office:string-value="Anthon" calcext:value-type="string">
            <text:p>Anthon</text:p>
          </table:table-cell>
          <table:table-cell table:style-name="ce85" table:formula="of:=[.E7]" office:value-type="string" office:string-value="Tommy" calcext:value-type="string">
            <text:p>Tommy</text:p>
          </table:table-cell>
          <table:table-cell table:style-name="ce85" table:formula="of:=[.F7]" office:value-type="string" office:string-value="Albert" calcext:value-type="string">
            <text:p>Albert</text:p>
          </table:table-cell>
          <table:table-cell table:style-name="ce85" table:formula="of:=[.G7]" office:value-type="string" office:string-value="Johan" calcext:value-type="string">
            <text:p>Johan</text:p>
          </table:table-cell>
          <table:table-cell table:style-name="ce85" table:formula="of:=[.H7]" office:value-type="string" office:string-value="Adrian" calcext:value-type="string">
            <text:p>Adrian</text:p>
          </table:table-cell>
          <table:table-cell table:style-name="ce85" table:formula="of:=[.I7]" office:value-type="string" office:string-value="John" calcext:value-type="string">
            <text:p>John</text:p>
          </table:table-cell>
          <table:table-cell table:formula="of:=IF(ISNUMBER(SEARCH([.S$6]; [.$D8])); 1;  IF(ISNUMBER(SEARCH(&quot;alla&quot;; [.$D8])); 1; 0 ))" office:value-type="float" office:value="1" calcext:value-type="float">
            <text:p>1</text:p>
          </table:table-cell>
          <table:table-cell table:formula="of:=IF(ISNUMBER(SEARCH([.T$6]; [.$D8])); 1;  IF(ISNUMBER(SEARCH(&quot;alla&quot;; [.$D8])); 1; 0 ))" office:value-type="float" office:value="1" calcext:value-type="float">
            <text:p>1</text:p>
          </table:table-cell>
          <table:table-cell table:formula="of:=IF(ISNUMBER(SEARCH([.U$6]; [.$D8])); 1;  IF(ISNUMBER(SEARCH(&quot;alla&quot;; [.$D8])); 1; 0 ))" office:value-type="float" office:value="0" calcext:value-type="float">
            <text:p>0</text:p>
          </table:table-cell>
          <table:table-cell table:formula="of:=IF(ISNUMBER(SEARCH([.V$6]; [.$D8])); 1;  IF(ISNUMBER(SEARCH(&quot;alla&quot;; [.$D8])); 1; 0 ))" office:value-type="float" office:value="0" calcext:value-type="float">
            <text:p>0</text:p>
          </table:table-cell>
          <table:table-cell table:formula="of:=IF(ISNUMBER(SEARCH([.W$6]; [.$D8])); 1;  IF(ISNUMBER(SEARCH(&quot;alla&quot;; [.$D8])); 1; 0 ))" office:value-type="float" office:value="0" calcext:value-type="float">
            <text:p>0</text:p>
          </table:table-cell>
          <table:table-cell table:formula="of:=IF(ISNUMBER(SEARCH([.X$6]; [.$D8])); 1;  IF(ISNUMBER(SEARCH(&quot;alla&quot;; [.$D8])); 1; 0 ))" office:value-type="float" office:value="0" calcext:value-type="float">
            <text:p>0</text:p>
          </table:table-cell>
          <table:table-cell table:formula="of:=IF(ISNUMBER(SEARCH([.Y$6]; [.$D8])); 1;  IF(ISNUMBER(SEARCH(&quot;alla&quot;; [.$D8])); 1; 0 ))" office:value-type="float" office:value="0" calcext:value-type="float">
            <text:p>0</text:p>
          </table:table-cell>
          <table:table-cell table:formula="of:=SUM([.S7:.Y7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formula="of:=SUMPRODUCT(([.S$7:.S$39])*([.$J$8:.$J$40])/([.$Z$7:.$Z$39]))" office:value-type="float" office:value="13.452380952381" calcext:value-type="float">
            <text:p>13,5</text:p>
          </table:table-cell>
          <table:table-cell table:formula="of:=SUMPRODUCT(([.T$7:.T$39])*([.$J$8:.$J$40])/([.$Z$7:.$Z$39]))" office:value-type="float" office:value="9.28571428571429" calcext:value-type="float">
            <text:p>9,3</text:p>
          </table:table-cell>
          <table:table-cell table:formula="of:=SUMPRODUCT(([.U$7:.U$39])*([.$J$8:.$J$40])/([.$Z$7:.$Z$39]))" office:value-type="float" office:value="6.78571428571429" calcext:value-type="float">
            <text:p>6,8</text:p>
          </table:table-cell>
          <table:table-cell table:formula="of:=SUMPRODUCT(([.V$7:.V$39])*([.$J$8:.$J$40])/([.$Z$7:.$Z$39]))" office:value-type="float" office:value="10.952380952381" calcext:value-type="float">
            <text:p>11,0</text:p>
          </table:table-cell>
          <table:table-cell table:formula="of:=SUMPRODUCT(([.W$7:.W$39])*([.$J$8:.$J$40])/([.$Z$7:.$Z$39]))" office:value-type="float" office:value="13.452380952381" calcext:value-type="float">
            <text:p>13,5</text:p>
          </table:table-cell>
          <table:table-cell table:formula="of:=SUMPRODUCT(([.X$7:.X$39])*([.$J$8:.$J$40])/([.$Z$7:.$Z$39]))" office:value-type="float" office:value="9.28571428571429" calcext:value-type="float">
            <text:p>9,3</text:p>
          </table:table-cell>
          <table:table-cell table:formula="of:=SUMPRODUCT(([.Y$7:.Y$39])*([.$J$8:.$J$40])/([.$Z$7:.$Z$39]))" office:value-type="float" office:value="11.7857142857143" calcext:value-type="float">
            <text:p>11,8</text:p>
          </table:table-cell>
          <table:table-cell table:style-name="ce86" table:formula="of:=[.$J$55]/7" office:value-type="float" office:value="10.7142857142857" calcext:value-type="float">
            <text:p>10,71</text:p>
          </table:table-cell>
          <table:table-cell/>
          <table:table-cell table:style-name="ce85" table:formula="of:=[.C8]-[.$J8]" office:value-type="float" office:value="2.73809523809524" calcext:value-type="float">
            <text:p>2,7</text:p>
          </table:table-cell>
          <table:table-cell table:style-name="ce85" table:formula="of:=[.D8]-[.$J8]" office:value-type="float" office:value="-1.42857142857143" calcext:value-type="float">
            <text:p>-1,4</text:p>
          </table:table-cell>
          <table:table-cell table:style-name="ce85" table:formula="of:=[.E8]-[.$J8]" office:value-type="float" office:value="-3.92857142857143" calcext:value-type="float">
            <text:p>-3,9</text:p>
          </table:table-cell>
          <table:table-cell table:style-name="ce85" table:formula="of:=[.F8]-[.$J8]" office:value-type="float" office:value="0.238095238095239" calcext:value-type="float">
            <text:p>0,2</text:p>
          </table:table-cell>
          <table:table-cell table:style-name="ce85" table:formula="of:=[.G8]-[.$J8]" office:value-type="float" office:value="2.73809523809524" calcext:value-type="float">
            <text:p>2,7</text:p>
          </table:table-cell>
          <table:table-cell table:style-name="ce85" table:formula="of:=[.H8]-[.$J8]" office:value-type="float" office:value="-1.42857142857143" calcext:value-type="float">
            <text:p>-1,4</text:p>
          </table:table-cell>
          <table:table-cell table:style-name="ce85" table:formula="of:=[.I8]-[.$J8]" office:value-type="float" office:value="1.07142857142857" calcext:value-type="float">
            <text:p>1,1</text:p>
          </table:table-cell>
          <table:table-cell table:formula="of:=IF(ISNUMBER(SEARCH([.S$6]; [.$D9])); 1;  IF(ISNUMBER(SEARCH(&quot;alla&quot;; [.$D9])); 1; 0 ))" office:value-type="float" office:value="1" calcext:value-type="float">
            <text:p>1</text:p>
          </table:table-cell>
          <table:table-cell table:formula="of:=IF(ISNUMBER(SEARCH([.T$6]; [.$D9])); 1;  IF(ISNUMBER(SEARCH(&quot;alla&quot;; [.$D9])); 1; 0 ))" office:value-type="float" office:value="0" calcext:value-type="float">
            <text:p>0</text:p>
          </table:table-cell>
          <table:table-cell table:formula="of:=IF(ISNUMBER(SEARCH([.U$6]; [.$D9])); 1;  IF(ISNUMBER(SEARCH(&quot;alla&quot;; [.$D9])); 1; 0 ))" office:value-type="float" office:value="1" calcext:value-type="float">
            <text:p>1</text:p>
          </table:table-cell>
          <table:table-cell table:formula="of:=IF(ISNUMBER(SEARCH([.V$6]; [.$D9])); 1;  IF(ISNUMBER(SEARCH(&quot;alla&quot;; [.$D9])); 1; 0 ))" office:value-type="float" office:value="0" calcext:value-type="float">
            <text:p>0</text:p>
          </table:table-cell>
          <table:table-cell table:formula="of:=IF(ISNUMBER(SEARCH([.W$6]; [.$D9])); 1;  IF(ISNUMBER(SEARCH(&quot;alla&quot;; [.$D9])); 1; 0 ))" office:value-type="float" office:value="0" calcext:value-type="float">
            <text:p>0</text:p>
          </table:table-cell>
          <table:table-cell table:formula="of:=IF(ISNUMBER(SEARCH([.X$6]; [.$D9])); 1;  IF(ISNUMBER(SEARCH(&quot;alla&quot;; [.$D9])); 1; 0 ))" office:value-type="float" office:value="0" calcext:value-type="float">
            <text:p>0</text:p>
          </table:table-cell>
          <table:table-cell table:formula="of:=IF(ISNUMBER(SEARCH([.Y$6]; [.$D9])); 1;  IF(ISNUMBER(SEARCH(&quot;alla&quot;; [.$D9])); 1; 0 ))" office:value-type="float" office:value="0" calcext:value-type="float">
            <text:p>0</text:p>
          </table:table-cell>
          <table:table-cell table:formula="of:=SUM([.S8:.Y8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formula="of:=SUMPRODUCT(([.S$7:.S$39])*([.$K$8:.$K$40])/([.$Z$7:.$Z$39]))" office:value-type="float" office:value="24.2857142857143" calcext:value-type="float">
            <text:p>24,3</text:p>
          </table:table-cell>
          <table:table-cell table:formula="of:=SUMPRODUCT(([.T$7:.T$39])*([.$K$8:.$K$40])/([.$Z$7:.$Z$39]))" office:value-type="float" office:value="11.7857142857143" calcext:value-type="float">
            <text:p>11,8</text:p>
          </table:table-cell>
          <table:table-cell table:formula="of:=SUMPRODUCT(([.U$7:.U$39])*([.$K$8:.$K$40])/([.$Z$7:.$Z$39]))" office:value-type="float" office:value="16.7857142857143" calcext:value-type="float">
            <text:p>16,8</text:p>
          </table:table-cell>
          <table:table-cell table:formula="of:=SUMPRODUCT(([.V$7:.V$39])*([.$K$8:.$K$40])/([.$Z$7:.$Z$39]))" office:value-type="float" office:value="36.7857142857143" calcext:value-type="float">
            <text:p>36,8</text:p>
          </table:table-cell>
          <table:table-cell table:formula="of:=SUMPRODUCT(([.W$7:.W$39])*([.$K$8:.$K$40])/([.$Z$7:.$Z$39]))" office:value-type="float" office:value="41.7857142857143" calcext:value-type="float">
            <text:p>41,8</text:p>
          </table:table-cell>
          <table:table-cell table:formula="of:=SUMPRODUCT(([.X$7:.X$39])*([.$K$8:.$K$40])/([.$Z$7:.$Z$39]))" office:value-type="float" office:value="14.2857142857143" calcext:value-type="float">
            <text:p>14,3</text:p>
          </table:table-cell>
          <table:table-cell table:formula="of:=SUMPRODUCT(([.Y$7:.Y$39])*([.$K$8:.$K$40])/([.$Z$7:.$Z$39]))" office:value-type="float" office:value="19.2857142857143" calcext:value-type="float">
            <text:p>19,3</text:p>
          </table:table-cell>
          <table:table-cell table:style-name="ce86" table:formula="of:=[.$K$55]/7" office:value-type="float" office:value="23.5714285714286" calcext:value-type="float">
            <text:p>23,57</text:p>
          </table:table-cell>
          <table:table-cell/>
          <table:table-cell table:style-name="ce85" table:formula="of:=[.C9]-[.$J9]" office:value-type="float" office:value="0.714285714285708" calcext:value-type="float">
            <text:p>0,7</text:p>
          </table:table-cell>
          <table:table-cell table:style-name="ce85" table:formula="of:=[.D9]-[.$J9]" office:value-type="float" office:value="-11.7857142857143" calcext:value-type="float">
            <text:p>-11,8</text:p>
          </table:table-cell>
          <table:table-cell table:style-name="ce85" table:formula="of:=[.E9]-[.$J9]" office:value-type="float" office:value="-6.78571428571429" calcext:value-type="float">
            <text:p>-6,8</text:p>
          </table:table-cell>
          <table:table-cell table:style-name="ce85" table:formula="of:=[.F9]-[.$J9]" office:value-type="float" office:value="13.2142857142857" calcext:value-type="float">
            <text:p>13,2</text:p>
          </table:table-cell>
          <table:table-cell table:style-name="ce85" table:formula="of:=[.G9]-[.$J9]" office:value-type="float" office:value="18.2142857142857" calcext:value-type="float">
            <text:p>18,2</text:p>
          </table:table-cell>
          <table:table-cell table:style-name="ce85" table:formula="of:=[.H9]-[.$J9]" office:value-type="float" office:value="-9.28571428571429" calcext:value-type="float">
            <text:p>-9,3</text:p>
          </table:table-cell>
          <table:table-cell table:style-name="ce85" table:formula="of:=[.I9]-[.$J9]" office:value-type="float" office:value="-4.28571428571429" calcext:value-type="float">
            <text:p>-4,3</text:p>
          </table:table-cell>
          <table:table-cell table:formula="of:=IF(ISNUMBER(SEARCH([.S$6]; [.$D10])); 1;  IF(ISNUMBER(SEARCH(&quot;alla&quot;; [.$D10])); 1; 0 ))" office:value-type="float" office:value="1" calcext:value-type="float">
            <text:p>1</text:p>
          </table:table-cell>
          <table:table-cell table:formula="of:=IF(ISNUMBER(SEARCH([.T$6]; [.$D10])); 1;  IF(ISNUMBER(SEARCH(&quot;alla&quot;; [.$D10])); 1; 0 ))" office:value-type="float" office:value="0" calcext:value-type="float">
            <text:p>0</text:p>
          </table:table-cell>
          <table:table-cell table:formula="of:=IF(ISNUMBER(SEARCH([.U$6]; [.$D10])); 1;  IF(ISNUMBER(SEARCH(&quot;alla&quot;; [.$D10])); 1; 0 ))" office:value-type="float" office:value="0" calcext:value-type="float">
            <text:p>0</text:p>
          </table:table-cell>
          <table:table-cell table:formula="of:=IF(ISNUMBER(SEARCH([.V$6]; [.$D10])); 1;  IF(ISNUMBER(SEARCH(&quot;alla&quot;; [.$D10])); 1; 0 ))" office:value-type="float" office:value="1" calcext:value-type="float">
            <text:p>1</text:p>
          </table:table-cell>
          <table:table-cell table:formula="of:=IF(ISNUMBER(SEARCH([.W$6]; [.$D10])); 1;  IF(ISNUMBER(SEARCH(&quot;alla&quot;; [.$D10])); 1; 0 ))" office:value-type="float" office:value="1" calcext:value-type="float">
            <text:p>1</text:p>
          </table:table-cell>
          <table:table-cell table:formula="of:=IF(ISNUMBER(SEARCH([.X$6]; [.$D10])); 1;  IF(ISNUMBER(SEARCH(&quot;alla&quot;; [.$D10])); 1; 0 ))" office:value-type="float" office:value="0" calcext:value-type="float">
            <text:p>0</text:p>
          </table:table-cell>
          <table:table-cell table:formula="of:=IF(ISNUMBER(SEARCH([.Y$6]; [.$D10])); 1;  IF(ISNUMBER(SEARCH(&quot;alla&quot;; [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formula="of:=SUMPRODUCT(([.S$7:.S$39])*([.$L$8:.$L$40])/([.$Z$7:.$Z$39]))" office:value-type="float" office:value="21.7857142857143" calcext:value-type="float">
            <text:p>21,8</text:p>
          </table:table-cell>
          <table:table-cell table:formula="of:=SUMPRODUCT(([.T$7:.T$39])*([.$L$8:.$L$40])/([.$Z$7:.$Z$39]))" office:value-type="float" office:value="9.28571428571429" calcext:value-type="float">
            <text:p>9,3</text:p>
          </table:table-cell>
          <table:table-cell table:formula="of:=SUMPRODUCT(([.U$7:.U$39])*([.$L$8:.$L$40])/([.$Z$7:.$Z$39]))" office:value-type="float" office:value="21.7857142857143" calcext:value-type="float">
            <text:p>21,8</text:p>
          </table:table-cell>
          <table:table-cell table:formula="of:=SUMPRODUCT(([.V$7:.V$39])*([.$L$8:.$L$40])/([.$Z$7:.$Z$39]))" office:value-type="float" office:value="41.7857142857143" calcext:value-type="float">
            <text:p>41,8</text:p>
          </table:table-cell>
          <table:table-cell table:formula="of:=SUMPRODUCT(([.W$7:.W$39])*([.$L$8:.$L$40])/([.$Z$7:.$Z$39]))" office:value-type="float" office:value="36.7857142857143" calcext:value-type="float">
            <text:p>36,8</text:p>
          </table:table-cell>
          <table:table-cell table:formula="of:=SUMPRODUCT(([.X$7:.X$39])*([.$L$8:.$L$40])/([.$Z$7:.$Z$39]))" office:value-type="float" office:value="14.2857142857143" calcext:value-type="float">
            <text:p>14,3</text:p>
          </table:table-cell>
          <table:table-cell table:formula="of:=SUMPRODUCT(([.Y$7:.Y$39])*([.$L$8:.$L$40])/([.$Z$7:.$Z$39]))" office:value-type="float" office:value="19.2857142857143" calcext:value-type="float">
            <text:p>19,3</text:p>
          </table:table-cell>
          <table:table-cell table:style-name="ce86" table:formula="of:=[.$L$55]/7" office:value-type="float" office:value="23.5714285714286" calcext:value-type="float">
            <text:p>23,57</text:p>
          </table:table-cell>
          <table:table-cell/>
          <table:table-cell table:style-name="ce85" table:formula="of:=[.C10]-[.$J10]" office:value-type="float" office:value="-1.78571428571429" calcext:value-type="float">
            <text:p>-1,8</text:p>
          </table:table-cell>
          <table:table-cell table:style-name="ce85" table:formula="of:=[.D10]-[.$J10]" office:value-type="float" office:value="-14.2857142857143" calcext:value-type="float">
            <text:p>-14,3</text:p>
          </table:table-cell>
          <table:table-cell table:style-name="ce85" table:formula="of:=[.E10]-[.$J10]" office:value-type="float" office:value="-1.78571428571429" calcext:value-type="float">
            <text:p>-1,8</text:p>
          </table:table-cell>
          <table:table-cell table:style-name="ce85" table:formula="of:=[.F10]-[.$J10]" office:value-type="float" office:value="18.2142857142857" calcext:value-type="float">
            <text:p>18,2</text:p>
          </table:table-cell>
          <table:table-cell table:style-name="ce85" table:formula="of:=[.G10]-[.$J10]" office:value-type="float" office:value="13.2142857142857" calcext:value-type="float">
            <text:p>13,2</text:p>
          </table:table-cell>
          <table:table-cell table:style-name="ce85" table:formula="of:=[.H10]-[.$J10]" office:value-type="float" office:value="-9.28571428571429" calcext:value-type="float">
            <text:p>-9,3</text:p>
          </table:table-cell>
          <table:table-cell table:style-name="ce85" table:formula="of:=[.I10]-[.$J10]" office:value-type="float" office:value="-4.28571428571429" calcext:value-type="float">
            <text:p>-4,3</text:p>
          </table:table-cell>
          <table:table-cell table:formula="of:=IF(ISNUMBER(SEARCH([.S$6]; [.$D11])); 1;  IF(ISNUMBER(SEARCH(&quot;alla&quot;; [.$D11])); 1; 0 ))" office:value-type="float" office:value="0" calcext:value-type="float">
            <text:p>0</text:p>
          </table:table-cell>
          <table:table-cell table:formula="of:=IF(ISNUMBER(SEARCH([.T$6]; [.$D11])); 1;  IF(ISNUMBER(SEARCH(&quot;alla&quot;; [.$D11])); 1; 0 ))" office:value-type="float" office:value="0" calcext:value-type="float">
            <text:p>0</text:p>
          </table:table-cell>
          <table:table-cell table:formula="of:=IF(ISNUMBER(SEARCH([.U$6]; [.$D11])); 1;  IF(ISNUMBER(SEARCH(&quot;alla&quot;; [.$D11])); 1; 0 ))" office:value-type="float" office:value="0" calcext:value-type="float">
            <text:p>0</text:p>
          </table:table-cell>
          <table:table-cell table:formula="of:=IF(ISNUMBER(SEARCH([.V$6]; [.$D11])); 1;  IF(ISNUMBER(SEARCH(&quot;alla&quot;; [.$D11])); 1; 0 ))" office:value-type="float" office:value="1" calcext:value-type="float">
            <text:p>1</text:p>
          </table:table-cell>
          <table:table-cell table:formula="of:=IF(ISNUMBER(SEARCH([.W$6]; [.$D11])); 1;  IF(ISNUMBER(SEARCH(&quot;alla&quot;; [.$D11])); 1; 0 ))" office:value-type="float" office:value="1" calcext:value-type="float">
            <text:p>1</text:p>
          </table:table-cell>
          <table:table-cell table:formula="of:=IF(ISNUMBER(SEARCH([.X$6]; [.$D11])); 1;  IF(ISNUMBER(SEARCH(&quot;alla&quot;; [.$D11])); 1; 0 ))" office:value-type="float" office:value="0" calcext:value-type="float">
            <text:p>0</text:p>
          </table:table-cell>
          <table:table-cell table:formula="of:=IF(ISNUMBER(SEARCH([.Y$6]; [.$D11])); 1;  IF(ISNUMBER(SEARCH(&quot;alla&quot;; [.$D11])); 1; 0 ))" office:value-type="float" office:value="0" calcext:value-type="float">
            <text:p>0</text:p>
          </table:table-cell>
          <table:table-cell table:formula="of:=SUM([.S10:.Y10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formula="of:=SUMPRODUCT(([.S$7:.S$39])*([.$M$8:.$M$40])/([.$Z$7:.$Z$39]))" office:value-type="float" office:value="31.7857142857143" calcext:value-type="float">
            <text:p>31,8</text:p>
          </table:table-cell>
          <table:table-cell table:formula="of:=SUMPRODUCT(([.T$7:.T$39])*([.$M$8:.$M$40])/([.$Z$7:.$Z$39]))" office:value-type="float" office:value="14.2857142857143" calcext:value-type="float">
            <text:p>14,3</text:p>
          </table:table-cell>
          <table:table-cell table:formula="of:=SUMPRODUCT(([.U$7:.U$39])*([.$M$8:.$M$40])/([.$Z$7:.$Z$39]))" office:value-type="float" office:value="36.7857142857143" calcext:value-type="float">
            <text:p>36,8</text:p>
          </table:table-cell>
          <table:table-cell table:formula="of:=SUMPRODUCT(([.V$7:.V$39])*([.$M$8:.$M$40])/([.$Z$7:.$Z$39]))" office:value-type="float" office:value="26.7857142857143" calcext:value-type="float">
            <text:p>26,8</text:p>
          </table:table-cell>
          <table:table-cell table:formula="of:=SUMPRODUCT(([.W$7:.W$39])*([.$M$8:.$M$40])/([.$Z$7:.$Z$39]))" office:value-type="float" office:value="19.2857142857143" calcext:value-type="float">
            <text:p>19,3</text:p>
          </table:table-cell>
          <table:table-cell table:formula="of:=SUMPRODUCT(([.X$7:.X$39])*([.$M$8:.$M$40])/([.$Z$7:.$Z$39]))" office:value-type="float" office:value="24.2857142857143" calcext:value-type="float">
            <text:p>24,3</text:p>
          </table:table-cell>
          <table:table-cell table:formula="of:=SUMPRODUCT(([.Y$7:.Y$39])*([.$M$8:.$M$40])/([.$Z$7:.$Z$39]))" office:value-type="float" office:value="21.7857142857143" calcext:value-type="float">
            <text:p>21,8</text:p>
          </table:table-cell>
          <table:table-cell table:style-name="ce86" table:formula="of:=[.$M$55]/7" office:value-type="float" office:value="25" calcext:value-type="float">
            <text:p>25,00</text:p>
          </table:table-cell>
          <table:table-cell/>
          <table:table-cell table:style-name="ce85" table:formula="of:=[.C11]-[.$J11]" office:value-type="float" office:value="6.78571428571428" calcext:value-type="float">
            <text:p>6,8</text:p>
          </table:table-cell>
          <table:table-cell table:style-name="ce85" table:formula="of:=[.D11]-[.$J11]" office:value-type="float" office:value="-10.7142857142857" calcext:value-type="float">
            <text:p>-10,7</text:p>
          </table:table-cell>
          <table:table-cell table:style-name="ce85" table:formula="of:=[.E11]-[.$J11]" office:value-type="float" office:value="11.7857142857143" calcext:value-type="float">
            <text:p>11,8</text:p>
          </table:table-cell>
          <table:table-cell table:style-name="ce85" table:formula="of:=[.F11]-[.$J11]" office:value-type="float" office:value="1.78571428571428" calcext:value-type="float">
            <text:p>1,8</text:p>
          </table:table-cell>
          <table:table-cell table:style-name="ce85" table:formula="of:=[.G11]-[.$J11]" office:value-type="float" office:value="-5.71428571428572" calcext:value-type="float">
            <text:p>-5,7</text:p>
          </table:table-cell>
          <table:table-cell table:style-name="ce85" table:formula="of:=[.H11]-[.$J11]" office:value-type="float" office:value="-0.714285714285719" calcext:value-type="float">
            <text:p>-0,7</text:p>
          </table:table-cell>
          <table:table-cell table:style-name="ce85" table:formula="of:=[.I11]-[.$J11]" office:value-type="float" office:value="-3.21428571428572" calcext:value-type="float">
            <text:p>-3,2</text:p>
          </table:table-cell>
          <table:table-cell table:formula="of:=IF(ISNUMBER(SEARCH([.S$6]; [.$D12])); 1;  IF(ISNUMBER(SEARCH(&quot;alla&quot;; [.$D12])); 1; 0 ))" office:value-type="float" office:value="1" calcext:value-type="float">
            <text:p>1</text:p>
          </table:table-cell>
          <table:table-cell table:formula="of:=IF(ISNUMBER(SEARCH([.T$6]; [.$D12])); 1;  IF(ISNUMBER(SEARCH(&quot;alla&quot;; [.$D12])); 1; 0 ))" office:value-type="float" office:value="0" calcext:value-type="float">
            <text:p>0</text:p>
          </table:table-cell>
          <table:table-cell table:formula="of:=IF(ISNUMBER(SEARCH([.U$6]; [.$D12])); 1;  IF(ISNUMBER(SEARCH(&quot;alla&quot;; [.$D12])); 1; 0 ))" office:value-type="float" office:value="0" calcext:value-type="float">
            <text:p>0</text:p>
          </table:table-cell>
          <table:table-cell table:formula="of:=IF(ISNUMBER(SEARCH([.V$6]; [.$D12])); 1;  IF(ISNUMBER(SEARCH(&quot;alla&quot;; [.$D12])); 1; 0 ))" office:value-type="float" office:value="1" calcext:value-type="float">
            <text:p>1</text:p>
          </table:table-cell>
          <table:table-cell table:formula="of:=IF(ISNUMBER(SEARCH([.W$6]; [.$D12])); 1;  IF(ISNUMBER(SEARCH(&quot;alla&quot;; [.$D12])); 1; 0 ))" office:value-type="float" office:value="1" calcext:value-type="float">
            <text:p>1</text:p>
          </table:table-cell>
          <table:table-cell table:formula="of:=IF(ISNUMBER(SEARCH([.X$6]; [.$D12])); 1;  IF(ISNUMBER(SEARCH(&quot;alla&quot;; [.$D12])); 1; 0 ))" office:value-type="float" office:value="0" calcext:value-type="float">
            <text:p>0</text:p>
          </table:table-cell>
          <table:table-cell table:formula="of:=IF(ISNUMBER(SEARCH([.Y$6]; [.$D12])); 1;  IF(ISNUMBER(SEARCH(&quot;alla&quot;; [.$D12])); 1; 0 ))" office:value-type="float" office:value="0" calcext:value-type="float">
            <text:p>0</text:p>
          </table:table-cell>
          <table:table-cell table:formula="of:=SUM([.S11:.Y11])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formula="of:=SUMPRODUCT(([.S$7:.S$39])*([.$N$8:.$N$40])/([.$Z$7:.$Z$39]))" office:value-type="float" office:value="37.5" calcext:value-type="float">
            <text:p>37,5</text:p>
          </table:table-cell>
          <table:table-cell table:formula="of:=SUMPRODUCT(([.T$7:.T$39])*([.$N$8:.$N$40])/([.$Z$7:.$Z$39]))" office:value-type="float" office:value="20" calcext:value-type="float">
            <text:p>20,0</text:p>
          </table:table-cell>
          <table:table-cell table:formula="of:=SUMPRODUCT(([.U$7:.U$39])*([.$N$8:.$N$40])/([.$Z$7:.$Z$39]))" office:value-type="float" office:value="27.5" calcext:value-type="float">
            <text:p>27,5</text:p>
          </table:table-cell>
          <table:table-cell table:formula="of:=SUMPRODUCT(([.V$7:.V$39])*([.$N$8:.$N$40])/([.$Z$7:.$Z$39]))" office:value-type="float" office:value="22.5" calcext:value-type="float">
            <text:p>22,5</text:p>
          </table:table-cell>
          <table:table-cell table:formula="of:=SUMPRODUCT(([.W$7:.W$39])*([.$N$8:.$N$40])/([.$Z$7:.$Z$39]))" office:value-type="float" office:value="27.5" calcext:value-type="float">
            <text:p>27,5</text:p>
          </table:table-cell>
          <table:table-cell table:formula="of:=SUMPRODUCT(([.X$7:.X$39])*([.$N$8:.$N$40])/([.$Z$7:.$Z$39]))" office:value-type="float" office:value="20" calcext:value-type="float">
            <text:p>20,0</text:p>
          </table:table-cell>
          <table:table-cell table:formula="of:=SUMPRODUCT(([.Y$7:.Y$39])*([.$N$8:.$N$40])/([.$Z$7:.$Z$39]))" office:value-type="float" office:value="15" calcext:value-type="float">
            <text:p>15,0</text:p>
          </table:table-cell>
          <table:table-cell table:style-name="ce86" table:formula="of:=[.$N$55]/7" office:value-type="float" office:value="24.2857142857143" calcext:value-type="float">
            <text:p>24,29</text:p>
          </table:table-cell>
          <table:table-cell/>
          <table:table-cell table:style-name="ce85" table:formula="of:=[.C12]-[.$J12]" office:value-type="float" office:value="13.2142857142857" calcext:value-type="float">
            <text:p>13,2</text:p>
          </table:table-cell>
          <table:table-cell table:style-name="ce85" table:formula="of:=[.D12]-[.$J12]" office:value-type="float" office:value="-4.28571428571429" calcext:value-type="float">
            <text:p>-4,3</text:p>
          </table:table-cell>
          <table:table-cell table:style-name="ce85" table:formula="of:=[.E12]-[.$J12]" office:value-type="float" office:value="3.21428571428571" calcext:value-type="float">
            <text:p>3,2</text:p>
          </table:table-cell>
          <table:table-cell table:style-name="ce85" table:formula="of:=[.F12]-[.$J12]" office:value-type="float" office:value="-1.78571428571429" calcext:value-type="float">
            <text:p>-1,8</text:p>
          </table:table-cell>
          <table:table-cell table:style-name="ce85" table:formula="of:=[.G12]-[.$J12]" office:value-type="float" office:value="3.21428571428571" calcext:value-type="float">
            <text:p>3,2</text:p>
          </table:table-cell>
          <table:table-cell table:style-name="ce85" table:formula="of:=[.H12]-[.$J12]" office:value-type="float" office:value="-4.28571428571429" calcext:value-type="float">
            <text:p>-4,3</text:p>
          </table:table-cell>
          <table:table-cell table:style-name="ce85" table:formula="of:=[.I12]-[.$J12]" office:value-type="float" office:value="-9.28571428571429" calcext:value-type="float">
            <text:p>-9,3</text:p>
          </table:table-cell>
          <table:table-cell table:formula="of:=IF(ISNUMBER(SEARCH([.S$6]; [.$D13])); 1;  IF(ISNUMBER(SEARCH(&quot;alla&quot;; [.$D13])); 1; 0 ))" office:value-type="float" office:value="1" calcext:value-type="float">
            <text:p>1</text:p>
          </table:table-cell>
          <table:table-cell table:formula="of:=IF(ISNUMBER(SEARCH([.T$6]; [.$D13])); 1;  IF(ISNUMBER(SEARCH(&quot;alla&quot;; [.$D13])); 1; 0 ))" office:value-type="float" office:value="0" calcext:value-type="float">
            <text:p>0</text:p>
          </table:table-cell>
          <table:table-cell table:formula="of:=IF(ISNUMBER(SEARCH([.U$6]; [.$D13])); 1;  IF(ISNUMBER(SEARCH(&quot;alla&quot;; [.$D13])); 1; 0 ))" office:value-type="float" office:value="1" calcext:value-type="float">
            <text:p>1</text:p>
          </table:table-cell>
          <table:table-cell table:formula="of:=IF(ISNUMBER(SEARCH([.V$6]; [.$D13])); 1;  IF(ISNUMBER(SEARCH(&quot;alla&quot;; [.$D13])); 1; 0 ))" office:value-type="float" office:value="0" calcext:value-type="float">
            <text:p>0</text:p>
          </table:table-cell>
          <table:table-cell table:formula="of:=IF(ISNUMBER(SEARCH([.W$6]; [.$D13])); 1;  IF(ISNUMBER(SEARCH(&quot;alla&quot;; [.$D13])); 1; 0 ))" office:value-type="float" office:value="0" calcext:value-type="float">
            <text:p>0</text:p>
          </table:table-cell>
          <table:table-cell table:formula="of:=IF(ISNUMBER(SEARCH([.X$6]; [.$D13])); 1;  IF(ISNUMBER(SEARCH(&quot;alla&quot;; [.$D13])); 1; 0 ))" office:value-type="float" office:value="0" calcext:value-type="float">
            <text:p>0</text:p>
          </table:table-cell>
          <table:table-cell table:formula="of:=IF(ISNUMBER(SEARCH([.Y$6]; [.$D13])); 1;  IF(ISNUMBER(SEARCH(&quot;alla&quot;; [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formula="of:=SUMPRODUCT(([.S$7:.S$39])*([.$O$8:.$O$40])/([.$Z$7:.$Z$39]))" office:value-type="float" office:value="36.4285714285714" calcext:value-type="float">
            <text:p>36,4</text:p>
          </table:table-cell>
          <table:table-cell table:formula="of:=SUMPRODUCT(([.T$7:.T$39])*([.$O$8:.$O$40])/([.$Z$7:.$Z$39]))" office:value-type="float" office:value="16.4285714285714" calcext:value-type="float">
            <text:p>16,4</text:p>
          </table:table-cell>
          <table:table-cell table:formula="of:=SUMPRODUCT(([.U$7:.U$39])*([.$O$8:.$O$40])/([.$Z$7:.$Z$39]))" office:value-type="float" office:value="18.9285714285714" calcext:value-type="float">
            <text:p>18,9</text:p>
          </table:table-cell>
          <table:table-cell table:formula="of:=SUMPRODUCT(([.V$7:.V$39])*([.$O$8:.$O$40])/([.$Z$7:.$Z$39]))" office:value-type="float" office:value="31.4285714285714" calcext:value-type="float">
            <text:p>31,4</text:p>
          </table:table-cell>
          <table:table-cell table:formula="of:=SUMPRODUCT(([.W$7:.W$39])*([.$O$8:.$O$40])/([.$Z$7:.$Z$39]))" office:value-type="float" office:value="21.4285714285714" calcext:value-type="float">
            <text:p>21,4</text:p>
          </table:table-cell>
          <table:table-cell table:formula="of:=SUMPRODUCT(([.X$7:.X$39])*([.$O$8:.$O$40])/([.$Z$7:.$Z$39]))" office:value-type="float" office:value="18.9285714285714" calcext:value-type="float">
            <text:p>18,9</text:p>
          </table:table-cell>
          <table:table-cell table:formula="of:=SUMPRODUCT(([.Y$7:.Y$39])*([.$O$8:.$O$40])/([.$Z$7:.$Z$39]))" office:value-type="float" office:value="26.4285714285714" calcext:value-type="float">
            <text:p>26,4</text:p>
          </table:table-cell>
          <table:table-cell table:style-name="ce86" table:formula="of:=[.$O$55]/7" office:value-type="float" office:value="24.2857142857143" calcext:value-type="float">
            <text:p>24,29</text:p>
          </table:table-cell>
          <table:table-cell/>
          <table:table-cell table:style-name="ce85" table:formula="of:=[.C13]-[.$J13]" office:value-type="float" office:value="12.1428571428571" calcext:value-type="float">
            <text:p>12,1</text:p>
          </table:table-cell>
          <table:table-cell table:style-name="ce85" table:formula="of:=[.D13]-[.$J13]" office:value-type="float" office:value="-7.85714285714285" calcext:value-type="float">
            <text:p>-7,9</text:p>
          </table:table-cell>
          <table:table-cell table:style-name="ce85" table:formula="of:=[.E13]-[.$J13]" office:value-type="float" office:value="-5.35714285714286" calcext:value-type="float">
            <text:p>-5,4</text:p>
          </table:table-cell>
          <table:table-cell table:style-name="ce85" table:formula="of:=[.F13]-[.$J13]" office:value-type="float" office:value="7.14285714285714" calcext:value-type="float">
            <text:p>7,1</text:p>
          </table:table-cell>
          <table:table-cell table:style-name="ce85" table:formula="of:=[.G13]-[.$J13]" office:value-type="float" office:value="-2.85714285714286" calcext:value-type="float">
            <text:p>-2,9</text:p>
          </table:table-cell>
          <table:table-cell table:style-name="ce85" table:formula="of:=[.H13]-[.$J13]" office:value-type="float" office:value="-5.35714285714286" calcext:value-type="float">
            <text:p>-5,4</text:p>
          </table:table-cell>
          <table:table-cell table:style-name="ce85" table:formula="of:=[.I13]-[.$J13]" office:value-type="float" office:value="2.14285714285714" calcext:value-type="float">
            <text:p>2,1</text:p>
          </table:table-cell>
          <table:table-cell table:formula="of:=IF(ISNUMBER(SEARCH([.S$6]; [.$D14])); 1;  IF(ISNUMBER(SEARCH(&quot;alla&quot;; [.$D14])); 1; 0 ))" office:value-type="float" office:value="1" calcext:value-type="float">
            <text:p>1</text:p>
          </table:table-cell>
          <table:table-cell table:formula="of:=IF(ISNUMBER(SEARCH([.T$6]; [.$D14])); 1;  IF(ISNUMBER(SEARCH(&quot;alla&quot;; [.$D14])); 1; 0 ))" office:value-type="float" office:value="0" calcext:value-type="float">
            <text:p>0</text:p>
          </table:table-cell>
          <table:table-cell table:formula="of:=IF(ISNUMBER(SEARCH([.U$6]; [.$D14])); 1;  IF(ISNUMBER(SEARCH(&quot;alla&quot;; [.$D14])); 1; 0 ))" office:value-type="float" office:value="1" calcext:value-type="float">
            <text:p>1</text:p>
          </table:table-cell>
          <table:table-cell table:formula="of:=IF(ISNUMBER(SEARCH([.V$6]; [.$D14])); 1;  IF(ISNUMBER(SEARCH(&quot;alla&quot;; [.$D14])); 1; 0 ))" office:value-type="float" office:value="0" calcext:value-type="float">
            <text:p>0</text:p>
          </table:table-cell>
          <table:table-cell table:formula="of:=IF(ISNUMBER(SEARCH([.W$6]; [.$D14])); 1;  IF(ISNUMBER(SEARCH(&quot;alla&quot;; [.$D14])); 1; 0 ))" office:value-type="float" office:value="0" calcext:value-type="float">
            <text:p>0</text:p>
          </table:table-cell>
          <table:table-cell table:formula="of:=IF(ISNUMBER(SEARCH([.X$6]; [.$D14])); 1;  IF(ISNUMBER(SEARCH(&quot;alla&quot;; [.$D14])); 1; 0 ))" office:value-type="float" office:value="0" calcext:value-type="float">
            <text:p>0</text:p>
          </table:table-cell>
          <table:table-cell table:formula="of:=IF(ISNUMBER(SEARCH([.Y$6]; [.$D14])); 1;  IF(ISNUMBER(SEARCH(&quot;alla&quot;; [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formula="of:=SUMPRODUCT(([.S$7:.S$39])*([.$P$8:.$P$40])/([.$Z$7:.$Z$39]))" office:value-type="float" office:value="8.21428571428572" calcext:value-type="float">
            <text:p>8,2</text:p>
          </table:table-cell>
          <table:table-cell table:formula="of:=SUMPRODUCT(([.T$7:.T$39])*([.$P$8:.$P$40])/([.$Z$7:.$Z$39]))" office:value-type="float" office:value="5.71428571428571" calcext:value-type="float">
            <text:p>5,7</text:p>
          </table:table-cell>
          <table:table-cell table:formula="of:=SUMPRODUCT(([.U$7:.U$39])*([.$P$8:.$P$40])/([.$Z$7:.$Z$39]))" office:value-type="float" office:value="5.71428571428571" calcext:value-type="float">
            <text:p>5,7</text:p>
          </table:table-cell>
          <table:table-cell table:formula="of:=SUMPRODUCT(([.V$7:.V$39])*([.$P$8:.$P$40])/([.$Z$7:.$Z$39]))" office:value-type="float" office:value="5.71428571428571" calcext:value-type="float">
            <text:p>5,7</text:p>
          </table:table-cell>
          <table:table-cell table:formula="of:=SUMPRODUCT(([.W$7:.W$39])*([.$P$8:.$P$40])/([.$Z$7:.$Z$39]))" office:value-type="float" office:value="5.71428571428571" calcext:value-type="float">
            <text:p>5,7</text:p>
          </table:table-cell>
          <table:table-cell table:formula="of:=SUMPRODUCT(([.X$7:.X$39])*([.$P$8:.$P$40])/([.$Z$7:.$Z$39]))" office:value-type="float" office:value="23.2142857142857" calcext:value-type="float">
            <text:p>23,2</text:p>
          </table:table-cell>
          <table:table-cell table:formula="of:=SUMPRODUCT(([.Y$7:.Y$39])*([.$P$8:.$P$40])/([.$Z$7:.$Z$39]))" office:value-type="float" office:value="15.7142857142857" calcext:value-type="float">
            <text:p>15,7</text:p>
          </table:table-cell>
          <table:table-cell table:style-name="ce86" table:formula="of:=[.$P$55]/7" office:value-type="float" office:value="10" calcext:value-type="float">
            <text:p>10,00</text:p>
          </table:table-cell>
          <table:table-cell/>
          <table:table-cell table:style-name="ce85" table:formula="of:=[.C14]-[.$J14]" office:value-type="float" office:value="-1.78571428571428" calcext:value-type="float">
            <text:p>-1,8</text:p>
          </table:table-cell>
          <table:table-cell table:style-name="ce85" table:formula="of:=[.D14]-[.$J14]" office:value-type="float" office:value="-4.28571428571429" calcext:value-type="float">
            <text:p>-4,3</text:p>
          </table:table-cell>
          <table:table-cell table:style-name="ce85" table:formula="of:=[.E14]-[.$J14]" office:value-type="float" office:value="-4.28571428571429" calcext:value-type="float">
            <text:p>-4,3</text:p>
          </table:table-cell>
          <table:table-cell table:style-name="ce85" table:formula="of:=[.F14]-[.$J14]" office:value-type="float" office:value="-4.28571428571429" calcext:value-type="float">
            <text:p>-4,3</text:p>
          </table:table-cell>
          <table:table-cell table:style-name="ce85" table:formula="of:=[.G14]-[.$J14]" office:value-type="float" office:value="-4.28571428571429" calcext:value-type="float">
            <text:p>-4,3</text:p>
          </table:table-cell>
          <table:table-cell table:style-name="ce85" table:formula="of:=[.H14]-[.$J14]" office:value-type="float" office:value="13.2142857142857" calcext:value-type="float">
            <text:p>13,2</text:p>
          </table:table-cell>
          <table:table-cell table:style-name="ce85" table:formula="of:=[.I14]-[.$J14]" office:value-type="float" office:value="5.71428571428571" calcext:value-type="float">
            <text:p>5,7</text:p>
          </table:table-cell>
          <table:table-cell table:formula="of:=IF(ISNUMBER(SEARCH([.S$6]; [.$D15])); 1;  IF(ISNUMBER(SEARCH(&quot;alla&quot;; [.$D15])); 1; 0 ))" office:value-type="float" office:value="1" calcext:value-type="float">
            <text:p>1</text:p>
          </table:table-cell>
          <table:table-cell table:formula="of:=IF(ISNUMBER(SEARCH([.T$6]; [.$D15])); 1;  IF(ISNUMBER(SEARCH(&quot;alla&quot;; [.$D15])); 1; 0 ))" office:value-type="float" office:value="0" calcext:value-type="float">
            <text:p>0</text:p>
          </table:table-cell>
          <table:table-cell table:formula="of:=IF(ISNUMBER(SEARCH([.U$6]; [.$D15])); 1;  IF(ISNUMBER(SEARCH(&quot;alla&quot;; [.$D15])); 1; 0 ))" office:value-type="float" office:value="0" calcext:value-type="float">
            <text:p>0</text:p>
          </table:table-cell>
          <table:table-cell table:formula="of:=IF(ISNUMBER(SEARCH([.V$6]; [.$D15])); 1;  IF(ISNUMBER(SEARCH(&quot;alla&quot;; [.$D15])); 1; 0 ))" office:value-type="float" office:value="0" calcext:value-type="float">
            <text:p>0</text:p>
          </table:table-cell>
          <table:table-cell table:formula="of:=IF(ISNUMBER(SEARCH([.W$6]; [.$D15])); 1;  IF(ISNUMBER(SEARCH(&quot;alla&quot;; [.$D15])); 1; 0 ))" office:value-type="float" office:value="0" calcext:value-type="float">
            <text:p>0</text:p>
          </table:table-cell>
          <table:table-cell table:formula="of:=IF(ISNUMBER(SEARCH([.X$6]; [.$D15])); 1;  IF(ISNUMBER(SEARCH(&quot;alla&quot;; [.$D15])); 1; 0 ))" office:value-type="float" office:value="1" calcext:value-type="float">
            <text:p>1</text:p>
          </table:table-cell>
          <table:table-cell table:formula="of:=IF(ISNUMBER(SEARCH([.Y$6]; [.$D15])); 1;  IF(ISNUMBER(SEARCH(&quot;alla&quot;; [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umma</text:p>
          </table:table-cell>
          <table:table-cell table:formula="of:=SUMPRODUCT(([.S$7:.S$39])*([.$Q$8:.$Q$40])/([.$Z$7:.$Z$39]))" office:value-type="float" office:value="192.023809523809" calcext:value-type="float">
            <text:p>192,0</text:p>
          </table:table-cell>
          <table:table-cell table:formula="of:=SUMPRODUCT(([.T$7:.T$39])*([.$Q$8:.$Q$40])/([.$Z$7:.$Z$39]))" office:value-type="float" office:value="105.357142857143" calcext:value-type="float">
            <text:p>105,4</text:p>
          </table:table-cell>
          <table:table-cell table:formula="of:=SUMPRODUCT(([.U$7:.U$39])*([.$Q$8:.$Q$40])/([.$Z$7:.$Z$39]))" office:value-type="float" office:value="152.857142857143" calcext:value-type="float">
            <text:p>152,9</text:p>
          </table:table-cell>
          <table:table-cell table:formula="of:=SUMPRODUCT(([.V$7:.V$39])*([.$Q$8:.$Q$40])/([.$Z$7:.$Z$39]))" office:value-type="float" office:value="194.52380952381" calcext:value-type="float">
            <text:p>194,5</text:p>
          </table:table-cell>
          <table:table-cell table:formula="of:=SUMPRODUCT(([.W$7:.W$39])*([.$Q$8:.$Q$40])/([.$Z$7:.$Z$39]))" office:value-type="float" office:value="184.52380952381" calcext:value-type="float">
            <text:p>184,5</text:p>
          </table:table-cell>
          <table:table-cell table:formula="of:=SUMPRODUCT(([.X$7:.X$39])*([.$Q$8:.$Q$40])/([.$Z$7:.$Z$39]))" office:value-type="float" office:value="142.857142857143" calcext:value-type="float">
            <text:p>142,9</text:p>
          </table:table-cell>
          <table:table-cell table:formula="of:=SUMPRODUCT(([.Y$7:.Y$39])*([.$Q$8:.$Q$40])/([.$Z$7:.$Z$39]))" office:value-type="float" office:value="147.857142857143" calcext:value-type="float">
            <text:p>147,9</text:p>
          </table:table-cell>
          <table:table-cell table:style-name="ce86" table:formula="of:=[.$Q$55]/7" office:value-type="float" office:value="160" calcext:value-type="float">
            <text:p>160,00</text:p>
          </table:table-cell>
          <table:table-cell/>
          <table:table-cell table:style-name="ce85" table:formula="of:=[.C15]-[.$J15]" office:value-type="float" office:value="32.0238095238095" calcext:value-type="float">
            <text:p>32,0</text:p>
          </table:table-cell>
          <table:table-cell table:style-name="ce85" table:formula="of:=[.D15]-[.$J15]" office:value-type="float" office:value="-54.6428571428571" calcext:value-type="float">
            <text:p>-54,6</text:p>
          </table:table-cell>
          <table:table-cell table:style-name="ce85" table:formula="of:=[.E15]-[.$J15]" office:value-type="float" office:value="-7.14285714285714" calcext:value-type="float">
            <text:p>-7,1</text:p>
          </table:table-cell>
          <table:table-cell table:style-name="ce85" table:formula="of:=[.F15]-[.$J15]" office:value-type="float" office:value="34.5238095238095" calcext:value-type="float">
            <text:p>34,5</text:p>
          </table:table-cell>
          <table:table-cell table:style-name="ce85" table:formula="of:=[.G15]-[.$J15]" office:value-type="float" office:value="24.5238095238095" calcext:value-type="float">
            <text:p>24,5</text:p>
          </table:table-cell>
          <table:table-cell table:style-name="ce85" table:formula="of:=[.H15]-[.$J15]" office:value-type="float" office:value="-17.1428571428571" calcext:value-type="float">
            <text:p>-17,1</text:p>
          </table:table-cell>
          <table:table-cell table:style-name="ce85" table:formula="of:=[.I15]-[.$J15]" office:value-type="float" office:value="-12.1428571428571" calcext:value-type="float">
            <text:p>-12,1</text:p>
          </table:table-cell>
          <table:table-cell table:formula="of:=IF(ISNUMBER(SEARCH([.S$6]; [.$D16])); 1;  IF(ISNUMBER(SEARCH(&quot;alla&quot;; [.$D16])); 1; 0 ))" office:value-type="float" office:value="1" calcext:value-type="float">
            <text:p>1</text:p>
          </table:table-cell>
          <table:table-cell table:formula="of:=IF(ISNUMBER(SEARCH([.T$6]; [.$D16])); 1;  IF(ISNUMBER(SEARCH(&quot;alla&quot;; [.$D16])); 1; 0 ))" office:value-type="float" office:value="0" calcext:value-type="float">
            <text:p>0</text:p>
          </table:table-cell>
          <table:table-cell table:formula="of:=IF(ISNUMBER(SEARCH([.U$6]; [.$D16])); 1;  IF(ISNUMBER(SEARCH(&quot;alla&quot;; [.$D16])); 1; 0 ))" office:value-type="float" office:value="1" calcext:value-type="float">
            <text:p>1</text:p>
          </table:table-cell>
          <table:table-cell table:formula="of:=IF(ISNUMBER(SEARCH([.V$6]; [.$D16])); 1;  IF(ISNUMBER(SEARCH(&quot;alla&quot;; [.$D16])); 1; 0 ))" office:value-type="float" office:value="0" calcext:value-type="float">
            <text:p>0</text:p>
          </table:table-cell>
          <table:table-cell table:formula="of:=IF(ISNUMBER(SEARCH([.W$6]; [.$D16])); 1;  IF(ISNUMBER(SEARCH(&quot;alla&quot;; [.$D16])); 1; 0 ))" office:value-type="float" office:value="0" calcext:value-type="float">
            <text:p>0</text:p>
          </table:table-cell>
          <table:table-cell table:formula="of:=IF(ISNUMBER(SEARCH([.X$6]; [.$D16])); 1;  IF(ISNUMBER(SEARCH(&quot;alla&quot;; [.$D16])); 1; 0 ))" office:value-type="float" office:value="0" calcext:value-type="float">
            <text:p>0</text:p>
          </table:table-cell>
          <table:table-cell table:formula="of:=IF(ISNUMBER(SEARCH([.Y$6]; [.$D16])); 1;  IF(ISNUMBER(SEARCH(&quot;alla&quot;; [.$D16])); 1; 0 ))" office:value-type="float" office:value="0" calcext:value-type="float">
            <text:p>0</text:p>
          </table:table-cell>
          <table:table-cell table:formula="of:=SUM([.S15:.Y1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17])); 1;  IF(ISNUMBER(SEARCH(&quot;alla&quot;; [.$D17])); 1; 0 ))" office:value-type="float" office:value="1" calcext:value-type="float">
            <text:p>1</text:p>
          </table:table-cell>
          <table:table-cell table:formula="of:=IF(ISNUMBER(SEARCH([.T$6]; [.$D17])); 1;  IF(ISNUMBER(SEARCH(&quot;alla&quot;; [.$D17])); 1; 0 ))" office:value-type="float" office:value="0" calcext:value-type="float">
            <text:p>0</text:p>
          </table:table-cell>
          <table:table-cell table:formula="of:=IF(ISNUMBER(SEARCH([.U$6]; [.$D17])); 1;  IF(ISNUMBER(SEARCH(&quot;alla&quot;; [.$D17])); 1; 0 ))" office:value-type="float" office:value="0" calcext:value-type="float">
            <text:p>0</text:p>
          </table:table-cell>
          <table:table-cell table:formula="of:=IF(ISNUMBER(SEARCH([.V$6]; [.$D17])); 1;  IF(ISNUMBER(SEARCH(&quot;alla&quot;; [.$D17])); 1; 0 ))" office:value-type="float" office:value="0" calcext:value-type="float">
            <text:p>0</text:p>
          </table:table-cell>
          <table:table-cell table:formula="of:=IF(ISNUMBER(SEARCH([.W$6]; [.$D17])); 1;  IF(ISNUMBER(SEARCH(&quot;alla&quot;; [.$D17])); 1; 0 ))" office:value-type="float" office:value="0" calcext:value-type="float">
            <text:p>0</text:p>
          </table:table-cell>
          <table:table-cell table:formula="of:=IF(ISNUMBER(SEARCH([.X$6]; [.$D17])); 1;  IF(ISNUMBER(SEARCH(&quot;alla&quot;; [.$D17])); 1; 0 ))" office:value-type="float" office:value="1" calcext:value-type="float">
            <text:p>1</text:p>
          </table:table-cell>
          <table:table-cell table:formula="of:=IF(ISNUMBER(SEARCH([.Y$6]; [.$D17])); 1;  IF(ISNUMBER(SEARCH(&quot;alla&quot;; [.$D17])); 1; 0 ))" office:value-type="float" office:value="0" calcext:value-type="float">
            <text:p>0</text:p>
          </table:table-cell>
          <table:table-cell table:formula="of:=SUM([.S16:.Y1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18])); 1;  IF(ISNUMBER(SEARCH(&quot;alla&quot;; [.$D18])); 1; 0 ))" office:value-type="float" office:value="1" calcext:value-type="float">
            <text:p>1</text:p>
          </table:table-cell>
          <table:table-cell table:formula="of:=IF(ISNUMBER(SEARCH([.T$6]; [.$D18])); 1;  IF(ISNUMBER(SEARCH(&quot;alla&quot;; [.$D18])); 1; 0 ))" office:value-type="float" office:value="0" calcext:value-type="float">
            <text:p>0</text:p>
          </table:table-cell>
          <table:table-cell table:formula="of:=IF(ISNUMBER(SEARCH([.U$6]; [.$D18])); 1;  IF(ISNUMBER(SEARCH(&quot;alla&quot;; [.$D18])); 1; 0 ))" office:value-type="float" office:value="0" calcext:value-type="float">
            <text:p>0</text:p>
          </table:table-cell>
          <table:table-cell table:formula="of:=IF(ISNUMBER(SEARCH([.V$6]; [.$D18])); 1;  IF(ISNUMBER(SEARCH(&quot;alla&quot;; [.$D18])); 1; 0 ))" office:value-type="float" office:value="0" calcext:value-type="float">
            <text:p>0</text:p>
          </table:table-cell>
          <table:table-cell table:formula="of:=IF(ISNUMBER(SEARCH([.W$6]; [.$D18])); 1;  IF(ISNUMBER(SEARCH(&quot;alla&quot;; [.$D18])); 1; 0 ))" office:value-type="float" office:value="0" calcext:value-type="float">
            <text:p>0</text:p>
          </table:table-cell>
          <table:table-cell table:formula="of:=IF(ISNUMBER(SEARCH([.X$6]; [.$D18])); 1;  IF(ISNUMBER(SEARCH(&quot;alla&quot;; [.$D18])); 1; 0 ))" office:value-type="float" office:value="1" calcext:value-type="float">
            <text:p>1</text:p>
          </table:table-cell>
          <table:table-cell table:formula="of:=IF(ISNUMBER(SEARCH([.Y$6]; [.$D18])); 1;  IF(ISNUMBER(SEARCH(&quot;alla&quot;; [.$D18])); 1; 0 ))" office:value-type="float" office:value="0" calcext:value-type="float">
            <text:p>0</text:p>
          </table:table-cell>
          <table:table-cell table:formula="of:=SUM([.S17:.Y1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19])); 1;  IF(ISNUMBER(SEARCH(&quot;alla&quot;; [.$D19])); 1; 0 ))" office:value-type="float" office:value="0" calcext:value-type="float">
            <text:p>0</text:p>
          </table:table-cell>
          <table:table-cell table:formula="of:=IF(ISNUMBER(SEARCH([.T$6]; [.$D19])); 1;  IF(ISNUMBER(SEARCH(&quot;alla&quot;; [.$D19])); 1; 0 ))" office:value-type="float" office:value="0" calcext:value-type="float">
            <text:p>0</text:p>
          </table:table-cell>
          <table:table-cell table:formula="of:=IF(ISNUMBER(SEARCH([.U$6]; [.$D19])); 1;  IF(ISNUMBER(SEARCH(&quot;alla&quot;; [.$D19])); 1; 0 ))" office:value-type="float" office:value="0" calcext:value-type="float">
            <text:p>0</text:p>
          </table:table-cell>
          <table:table-cell table:formula="of:=IF(ISNUMBER(SEARCH([.V$6]; [.$D19])); 1;  IF(ISNUMBER(SEARCH(&quot;alla&quot;; [.$D19])); 1; 0 ))" office:value-type="float" office:value="1" calcext:value-type="float">
            <text:p>1</text:p>
          </table:table-cell>
          <table:table-cell table:formula="of:=IF(ISNUMBER(SEARCH([.W$6]; [.$D19])); 1;  IF(ISNUMBER(SEARCH(&quot;alla&quot;; [.$D19])); 1; 0 ))" office:value-type="float" office:value="0" calcext:value-type="float">
            <text:p>0</text:p>
          </table:table-cell>
          <table:table-cell table:formula="of:=IF(ISNUMBER(SEARCH([.X$6]; [.$D19])); 1;  IF(ISNUMBER(SEARCH(&quot;alla&quot;; [.$D19])); 1; 0 ))" office:value-type="float" office:value="1" calcext:value-type="float">
            <text:p>1</text:p>
          </table:table-cell>
          <table:table-cell table:formula="of:=IF(ISNUMBER(SEARCH([.Y$6]; [.$D19])); 1;  IF(ISNUMBER(SEARCH(&quot;alla&quot;; [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0])); 1;  IF(ISNUMBER(SEARCH(&quot;alla&quot;; [.$D20])); 1; 0 ))" office:value-type="float" office:value="0" calcext:value-type="float">
            <text:p>0</text:p>
          </table:table-cell>
          <table:table-cell table:formula="of:=IF(ISNUMBER(SEARCH([.T$6]; [.$D20])); 1;  IF(ISNUMBER(SEARCH(&quot;alla&quot;; [.$D20])); 1; 0 ))" office:value-type="float" office:value="0" calcext:value-type="float">
            <text:p>0</text:p>
          </table:table-cell>
          <table:table-cell table:formula="of:=IF(ISNUMBER(SEARCH([.U$6]; [.$D20])); 1;  IF(ISNUMBER(SEARCH(&quot;alla&quot;; [.$D20])); 1; 0 ))" office:value-type="float" office:value="0" calcext:value-type="float">
            <text:p>0</text:p>
          </table:table-cell>
          <table:table-cell table:formula="of:=IF(ISNUMBER(SEARCH([.V$6]; [.$D20])); 1;  IF(ISNUMBER(SEARCH(&quot;alla&quot;; [.$D20])); 1; 0 ))" office:value-type="float" office:value="1" calcext:value-type="float">
            <text:p>1</text:p>
          </table:table-cell>
          <table:table-cell table:formula="of:=IF(ISNUMBER(SEARCH([.W$6]; [.$D20])); 1;  IF(ISNUMBER(SEARCH(&quot;alla&quot;; [.$D20])); 1; 0 ))" office:value-type="float" office:value="0" calcext:value-type="float">
            <text:p>0</text:p>
          </table:table-cell>
          <table:table-cell table:formula="of:=IF(ISNUMBER(SEARCH([.X$6]; [.$D20])); 1;  IF(ISNUMBER(SEARCH(&quot;alla&quot;; [.$D20])); 1; 0 ))" office:value-type="float" office:value="1" calcext:value-type="float">
            <text:p>1</text:p>
          </table:table-cell>
          <table:table-cell table:formula="of:=IF(ISNUMBER(SEARCH([.Y$6]; [.$D20])); 1;  IF(ISNUMBER(SEARCH(&quot;alla&quot;; [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1])); 1;  IF(ISNUMBER(SEARCH(&quot;alla&quot;; [.$D21])); 1; 0 ))" office:value-type="float" office:value="0" calcext:value-type="float">
            <text:p>0</text:p>
          </table:table-cell>
          <table:table-cell table:formula="of:=IF(ISNUMBER(SEARCH([.T$6]; [.$D21])); 1;  IF(ISNUMBER(SEARCH(&quot;alla&quot;; [.$D21])); 1; 0 ))" office:value-type="float" office:value="0" calcext:value-type="float">
            <text:p>0</text:p>
          </table:table-cell>
          <table:table-cell table:formula="of:=IF(ISNUMBER(SEARCH([.U$6]; [.$D21])); 1;  IF(ISNUMBER(SEARCH(&quot;alla&quot;; [.$D21])); 1; 0 ))" office:value-type="float" office:value="0" calcext:value-type="float">
            <text:p>0</text:p>
          </table:table-cell>
          <table:table-cell table:formula="of:=IF(ISNUMBER(SEARCH([.V$6]; [.$D21])); 1;  IF(ISNUMBER(SEARCH(&quot;alla&quot;; [.$D21])); 1; 0 ))" office:value-type="float" office:value="1" calcext:value-type="float">
            <text:p>1</text:p>
          </table:table-cell>
          <table:table-cell table:formula="of:=IF(ISNUMBER(SEARCH([.W$6]; [.$D21])); 1;  IF(ISNUMBER(SEARCH(&quot;alla&quot;; [.$D21])); 1; 0 ))" office:value-type="float" office:value="0" calcext:value-type="float">
            <text:p>0</text:p>
          </table:table-cell>
          <table:table-cell table:formula="of:=IF(ISNUMBER(SEARCH([.X$6]; [.$D21])); 1;  IF(ISNUMBER(SEARCH(&quot;alla&quot;; [.$D21])); 1; 0 ))" office:value-type="float" office:value="0" calcext:value-type="float">
            <text:p>0</text:p>
          </table:table-cell>
          <table:table-cell table:formula="of:=IF(ISNUMBER(SEARCH([.Y$6]; [.$D21])); 1;  IF(ISNUMBER(SEARCH(&quot;alla&quot;; [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2])); 1;  IF(ISNUMBER(SEARCH(&quot;alla&quot;; [.$D22])); 1; 0 ))" office:value-type="float" office:value="0" calcext:value-type="float">
            <text:p>0</text:p>
          </table:table-cell>
          <table:table-cell table:formula="of:=IF(ISNUMBER(SEARCH([.T$6]; [.$D22])); 1;  IF(ISNUMBER(SEARCH(&quot;alla&quot;; [.$D22])); 1; 0 ))" office:value-type="float" office:value="0" calcext:value-type="float">
            <text:p>0</text:p>
          </table:table-cell>
          <table:table-cell table:formula="of:=IF(ISNUMBER(SEARCH([.U$6]; [.$D22])); 1;  IF(ISNUMBER(SEARCH(&quot;alla&quot;; [.$D22])); 1; 0 ))" office:value-type="float" office:value="0" calcext:value-type="float">
            <text:p>0</text:p>
          </table:table-cell>
          <table:table-cell table:formula="of:=IF(ISNUMBER(SEARCH([.V$6]; [.$D22])); 1;  IF(ISNUMBER(SEARCH(&quot;alla&quot;; [.$D22])); 1; 0 ))" office:value-type="float" office:value="1" calcext:value-type="float">
            <text:p>1</text:p>
          </table:table-cell>
          <table:table-cell table:formula="of:=IF(ISNUMBER(SEARCH([.W$6]; [.$D22])); 1;  IF(ISNUMBER(SEARCH(&quot;alla&quot;; [.$D22])); 1; 0 ))" office:value-type="float" office:value="1" calcext:value-type="float">
            <text:p>1</text:p>
          </table:table-cell>
          <table:table-cell table:formula="of:=IF(ISNUMBER(SEARCH([.X$6]; [.$D22])); 1;  IF(ISNUMBER(SEARCH(&quot;alla&quot;; [.$D22])); 1; 0 ))" office:value-type="float" office:value="0" calcext:value-type="float">
            <text:p>0</text:p>
          </table:table-cell>
          <table:table-cell table:formula="of:=IF(ISNUMBER(SEARCH([.Y$6]; [.$D22])); 1;  IF(ISNUMBER(SEARCH(&quot;alla&quot;; [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3])); 1;  IF(ISNUMBER(SEARCH(&quot;alla&quot;; [.$D23])); 1; 0 ))" office:value-type="float" office:value="0" calcext:value-type="float">
            <text:p>0</text:p>
          </table:table-cell>
          <table:table-cell table:formula="of:=IF(ISNUMBER(SEARCH([.T$6]; [.$D23])); 1;  IF(ISNUMBER(SEARCH(&quot;alla&quot;; [.$D23])); 1; 0 ))" office:value-type="float" office:value="1" calcext:value-type="float">
            <text:p>1</text:p>
          </table:table-cell>
          <table:table-cell table:formula="of:=IF(ISNUMBER(SEARCH([.U$6]; [.$D23])); 1;  IF(ISNUMBER(SEARCH(&quot;alla&quot;; [.$D23])); 1; 0 ))" office:value-type="float" office:value="0" calcext:value-type="float">
            <text:p>0</text:p>
          </table:table-cell>
          <table:table-cell table:formula="of:=IF(ISNUMBER(SEARCH([.V$6]; [.$D23])); 1;  IF(ISNUMBER(SEARCH(&quot;alla&quot;; [.$D23])); 1; 0 ))" office:value-type="float" office:value="1" calcext:value-type="float">
            <text:p>1</text:p>
          </table:table-cell>
          <table:table-cell table:formula="of:=IF(ISNUMBER(SEARCH([.W$6]; [.$D23])); 1;  IF(ISNUMBER(SEARCH(&quot;alla&quot;; [.$D23])); 1; 0 ))" office:value-type="float" office:value="0" calcext:value-type="float">
            <text:p>0</text:p>
          </table:table-cell>
          <table:table-cell table:formula="of:=IF(ISNUMBER(SEARCH([.X$6]; [.$D23])); 1;  IF(ISNUMBER(SEARCH(&quot;alla&quot;; [.$D23])); 1; 0 ))" office:value-type="float" office:value="0" calcext:value-type="float">
            <text:p>0</text:p>
          </table:table-cell>
          <table:table-cell table:formula="of:=IF(ISNUMBER(SEARCH([.Y$6]; [.$D23])); 1;  IF(ISNUMBER(SEARCH(&quot;alla&quot;; [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4])); 1;  IF(ISNUMBER(SEARCH(&quot;alla&quot;; [.$D24])); 1; 0 ))" office:value-type="float" office:value="0" calcext:value-type="float">
            <text:p>0</text:p>
          </table:table-cell>
          <table:table-cell table:formula="of:=IF(ISNUMBER(SEARCH([.T$6]; [.$D24])); 1;  IF(ISNUMBER(SEARCH(&quot;alla&quot;; [.$D24])); 1; 0 ))" office:value-type="float" office:value="0" calcext:value-type="float">
            <text:p>0</text:p>
          </table:table-cell>
          <table:table-cell table:formula="of:=IF(ISNUMBER(SEARCH([.U$6]; [.$D24])); 1;  IF(ISNUMBER(SEARCH(&quot;alla&quot;; [.$D24])); 1; 0 ))" office:value-type="float" office:value="0" calcext:value-type="float">
            <text:p>0</text:p>
          </table:table-cell>
          <table:table-cell table:formula="of:=IF(ISNUMBER(SEARCH([.V$6]; [.$D24])); 1;  IF(ISNUMBER(SEARCH(&quot;alla&quot;; [.$D24])); 1; 0 ))" office:value-type="float" office:value="1" calcext:value-type="float">
            <text:p>1</text:p>
          </table:table-cell>
          <table:table-cell table:formula="of:=IF(ISNUMBER(SEARCH([.W$6]; [.$D24])); 1;  IF(ISNUMBER(SEARCH(&quot;alla&quot;; [.$D24])); 1; 0 ))" office:value-type="float" office:value="0" calcext:value-type="float">
            <text:p>0</text:p>
          </table:table-cell>
          <table:table-cell table:formula="of:=IF(ISNUMBER(SEARCH([.X$6]; [.$D24])); 1;  IF(ISNUMBER(SEARCH(&quot;alla&quot;; [.$D24])); 1; 0 ))" office:value-type="float" office:value="1" calcext:value-type="float">
            <text:p>1</text:p>
          </table:table-cell>
          <table:table-cell table:formula="of:=IF(ISNUMBER(SEARCH([.Y$6]; [.$D24])); 1;  IF(ISNUMBER(SEARCH(&quot;alla&quot;; [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5])); 1;  IF(ISNUMBER(SEARCH(&quot;alla&quot;; [.$D25])); 1; 0 ))" office:value-type="float" office:value="0" calcext:value-type="float">
            <text:p>0</text:p>
          </table:table-cell>
          <table:table-cell table:formula="of:=IF(ISNUMBER(SEARCH([.T$6]; [.$D25])); 1;  IF(ISNUMBER(SEARCH(&quot;alla&quot;; [.$D25])); 1; 0 ))" office:value-type="float" office:value="0" calcext:value-type="float">
            <text:p>0</text:p>
          </table:table-cell>
          <table:table-cell table:formula="of:=IF(ISNUMBER(SEARCH([.U$6]; [.$D25])); 1;  IF(ISNUMBER(SEARCH(&quot;alla&quot;; [.$D25])); 1; 0 ))" office:value-type="float" office:value="0" calcext:value-type="float">
            <text:p>0</text:p>
          </table:table-cell>
          <table:table-cell table:formula="of:=IF(ISNUMBER(SEARCH([.V$6]; [.$D25])); 1;  IF(ISNUMBER(SEARCH(&quot;alla&quot;; [.$D25])); 1; 0 ))" office:value-type="float" office:value="0" calcext:value-type="float">
            <text:p>0</text:p>
          </table:table-cell>
          <table:table-cell table:formula="of:=IF(ISNUMBER(SEARCH([.W$6]; [.$D25])); 1;  IF(ISNUMBER(SEARCH(&quot;alla&quot;; [.$D25])); 1; 0 ))" office:value-type="float" office:value="1" calcext:value-type="float">
            <text:p>1</text:p>
          </table:table-cell>
          <table:table-cell table:formula="of:=IF(ISNUMBER(SEARCH([.X$6]; [.$D25])); 1;  IF(ISNUMBER(SEARCH(&quot;alla&quot;; [.$D25])); 1; 0 ))" office:value-type="float" office:value="0" calcext:value-type="float">
            <text:p>0</text:p>
          </table:table-cell>
          <table:table-cell table:formula="of:=IF(ISNUMBER(SEARCH([.Y$6]; [.$D25])); 1;  IF(ISNUMBER(SEARCH(&quot;alla&quot;; [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6])); 1;  IF(ISNUMBER(SEARCH(&quot;alla&quot;; [.$D26])); 1; 0 ))" office:value-type="float" office:value="0" calcext:value-type="float">
            <text:p>0</text:p>
          </table:table-cell>
          <table:table-cell table:formula="of:=IF(ISNUMBER(SEARCH([.T$6]; [.$D26])); 1;  IF(ISNUMBER(SEARCH(&quot;alla&quot;; [.$D26])); 1; 0 ))" office:value-type="float" office:value="0" calcext:value-type="float">
            <text:p>0</text:p>
          </table:table-cell>
          <table:table-cell table:formula="of:=IF(ISNUMBER(SEARCH([.U$6]; [.$D26])); 1;  IF(ISNUMBER(SEARCH(&quot;alla&quot;; [.$D26])); 1; 0 ))" office:value-type="float" office:value="0" calcext:value-type="float">
            <text:p>0</text:p>
          </table:table-cell>
          <table:table-cell table:formula="of:=IF(ISNUMBER(SEARCH([.V$6]; [.$D26])); 1;  IF(ISNUMBER(SEARCH(&quot;alla&quot;; [.$D26])); 1; 0 ))" office:value-type="float" office:value="0" calcext:value-type="float">
            <text:p>0</text:p>
          </table:table-cell>
          <table:table-cell table:formula="of:=IF(ISNUMBER(SEARCH([.W$6]; [.$D26])); 1;  IF(ISNUMBER(SEARCH(&quot;alla&quot;; [.$D26])); 1; 0 ))" office:value-type="float" office:value="1" calcext:value-type="float">
            <text:p>1</text:p>
          </table:table-cell>
          <table:table-cell table:formula="of:=IF(ISNUMBER(SEARCH([.X$6]; [.$D26])); 1;  IF(ISNUMBER(SEARCH(&quot;alla&quot;; [.$D26])); 1; 0 ))" office:value-type="float" office:value="0" calcext:value-type="float">
            <text:p>0</text:p>
          </table:table-cell>
          <table:table-cell table:formula="of:=IF(ISNUMBER(SEARCH([.Y$6]; [.$D26])); 1;  IF(ISNUMBER(SEARCH(&quot;alla&quot;; [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7])); 1;  IF(ISNUMBER(SEARCH(&quot;alla&quot;; [.$D27])); 1; 0 ))" office:value-type="float" office:value="0" calcext:value-type="float">
            <text:p>0</text:p>
          </table:table-cell>
          <table:table-cell table:formula="of:=IF(ISNUMBER(SEARCH([.T$6]; [.$D27])); 1;  IF(ISNUMBER(SEARCH(&quot;alla&quot;; [.$D27])); 1; 0 ))" office:value-type="float" office:value="0" calcext:value-type="float">
            <text:p>0</text:p>
          </table:table-cell>
          <table:table-cell table:formula="of:=IF(ISNUMBER(SEARCH([.U$6]; [.$D27])); 1;  IF(ISNUMBER(SEARCH(&quot;alla&quot;; [.$D27])); 1; 0 ))" office:value-type="float" office:value="0" calcext:value-type="float">
            <text:p>0</text:p>
          </table:table-cell>
          <table:table-cell table:formula="of:=IF(ISNUMBER(SEARCH([.V$6]; [.$D27])); 1;  IF(ISNUMBER(SEARCH(&quot;alla&quot;; [.$D27])); 1; 0 ))" office:value-type="float" office:value="0" calcext:value-type="float">
            <text:p>0</text:p>
          </table:table-cell>
          <table:table-cell table:formula="of:=IF(ISNUMBER(SEARCH([.W$6]; [.$D27])); 1;  IF(ISNUMBER(SEARCH(&quot;alla&quot;; [.$D27])); 1; 0 ))" office:value-type="float" office:value="1" calcext:value-type="float">
            <text:p>1</text:p>
          </table:table-cell>
          <table:table-cell table:formula="of:=IF(ISNUMBER(SEARCH([.X$6]; [.$D27])); 1;  IF(ISNUMBER(SEARCH(&quot;alla&quot;; [.$D27])); 1; 0 ))" office:value-type="float" office:value="0" calcext:value-type="float">
            <text:p>0</text:p>
          </table:table-cell>
          <table:table-cell table:formula="of:=IF(ISNUMBER(SEARCH([.Y$6]; [.$D27])); 1;  IF(ISNUMBER(SEARCH(&quot;alla&quot;; [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8])); 1;  IF(ISNUMBER(SEARCH(&quot;alla&quot;; [.$D28])); 1; 0 ))" office:value-type="float" office:value="0" calcext:value-type="float">
            <text:p>0</text:p>
          </table:table-cell>
          <table:table-cell table:formula="of:=IF(ISNUMBER(SEARCH([.T$6]; [.$D28])); 1;  IF(ISNUMBER(SEARCH(&quot;alla&quot;; [.$D28])); 1; 0 ))" office:value-type="float" office:value="0" calcext:value-type="float">
            <text:p>0</text:p>
          </table:table-cell>
          <table:table-cell table:formula="of:=IF(ISNUMBER(SEARCH([.U$6]; [.$D28])); 1;  IF(ISNUMBER(SEARCH(&quot;alla&quot;; [.$D28])); 1; 0 ))" office:value-type="float" office:value="0" calcext:value-type="float">
            <text:p>0</text:p>
          </table:table-cell>
          <table:table-cell table:formula="of:=IF(ISNUMBER(SEARCH([.V$6]; [.$D28])); 1;  IF(ISNUMBER(SEARCH(&quot;alla&quot;; [.$D28])); 1; 0 ))" office:value-type="float" office:value="1" calcext:value-type="float">
            <text:p>1</text:p>
          </table:table-cell>
          <table:table-cell table:formula="of:=IF(ISNUMBER(SEARCH([.W$6]; [.$D28])); 1;  IF(ISNUMBER(SEARCH(&quot;alla&quot;; [.$D28])); 1; 0 ))" office:value-type="float" office:value="1" calcext:value-type="float">
            <text:p>1</text:p>
          </table:table-cell>
          <table:table-cell table:formula="of:=IF(ISNUMBER(SEARCH([.X$6]; [.$D28])); 1;  IF(ISNUMBER(SEARCH(&quot;alla&quot;; [.$D28])); 1; 0 ))" office:value-type="float" office:value="0" calcext:value-type="float">
            <text:p>0</text:p>
          </table:table-cell>
          <table:table-cell table:formula="of:=IF(ISNUMBER(SEARCH([.Y$6]; [.$D28])); 1;  IF(ISNUMBER(SEARCH(&quot;alla&quot;; [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29])); 1;  IF(ISNUMBER(SEARCH(&quot;alla&quot;; [.$D29])); 1; 0 ))" office:value-type="float" office:value="1" calcext:value-type="float">
            <text:p>1</text:p>
          </table:table-cell>
          <table:table-cell table:formula="of:=IF(ISNUMBER(SEARCH([.T$6]; [.$D29])); 1;  IF(ISNUMBER(SEARCH(&quot;alla&quot;; [.$D29])); 1; 0 ))" office:value-type="float" office:value="0" calcext:value-type="float">
            <text:p>0</text:p>
          </table:table-cell>
          <table:table-cell table:formula="of:=IF(ISNUMBER(SEARCH([.U$6]; [.$D29])); 1;  IF(ISNUMBER(SEARCH(&quot;alla&quot;; [.$D29])); 1; 0 ))" office:value-type="float" office:value="0" calcext:value-type="float">
            <text:p>0</text:p>
          </table:table-cell>
          <table:table-cell table:formula="of:=IF(ISNUMBER(SEARCH([.V$6]; [.$D29])); 1;  IF(ISNUMBER(SEARCH(&quot;alla&quot;; [.$D29])); 1; 0 ))" office:value-type="float" office:value="1" calcext:value-type="float">
            <text:p>1</text:p>
          </table:table-cell>
          <table:table-cell table:formula="of:=IF(ISNUMBER(SEARCH([.W$6]; [.$D29])); 1;  IF(ISNUMBER(SEARCH(&quot;alla&quot;; [.$D29])); 1; 0 ))" office:value-type="float" office:value="1" calcext:value-type="float">
            <text:p>1</text:p>
          </table:table-cell>
          <table:table-cell table:formula="of:=IF(ISNUMBER(SEARCH([.X$6]; [.$D29])); 1;  IF(ISNUMBER(SEARCH(&quot;alla&quot;; [.$D29])); 1; 0 ))" office:value-type="float" office:value="0" calcext:value-type="float">
            <text:p>0</text:p>
          </table:table-cell>
          <table:table-cell table:formula="of:=IF(ISNUMBER(SEARCH([.Y$6]; [.$D29])); 1;  IF(ISNUMBER(SEARCH(&quot;alla&quot;; [.$D29])); 1; 0 ))" office:value-type="float" office:value="0" calcext:value-type="float">
            <text:p>0</text:p>
          </table:table-cell>
          <table:table-cell table:formula="of:=SUM([.S28:.Y28])" office:value-type="float" office:value="3" calcext:value-type="float">
            <text:p>3</text:p>
          </table:table-cell>
        </table:table-row>
        <table:table-row table:style-name="ro3">
          <table:table-cell table:number-columns-repeated="18"/>
          <table:table-cell table:formula="of:=IF(ISNUMBER(SEARCH([.S$6]; [.$D30])); 1;  IF(ISNUMBER(SEARCH(&quot;alla&quot;; [.$D30])); 1; 0 ))" office:value-type="float" office:value="0" calcext:value-type="float">
            <text:p>0</text:p>
          </table:table-cell>
          <table:table-cell table:formula="of:=IF(ISNUMBER(SEARCH([.T$6]; [.$D30])); 1;  IF(ISNUMBER(SEARCH(&quot;alla&quot;; [.$D30])); 1; 0 ))" office:value-type="float" office:value="1" calcext:value-type="float">
            <text:p>1</text:p>
          </table:table-cell>
          <table:table-cell table:formula="of:=IF(ISNUMBER(SEARCH([.U$6]; [.$D30])); 1;  IF(ISNUMBER(SEARCH(&quot;alla&quot;; [.$D30])); 1; 0 ))" office:value-type="float" office:value="0" calcext:value-type="float">
            <text:p>0</text:p>
          </table:table-cell>
          <table:table-cell table:formula="of:=IF(ISNUMBER(SEARCH([.V$6]; [.$D30])); 1;  IF(ISNUMBER(SEARCH(&quot;alla&quot;; [.$D30])); 1; 0 ))" office:value-type="float" office:value="0" calcext:value-type="float">
            <text:p>0</text:p>
          </table:table-cell>
          <table:table-cell table:formula="of:=IF(ISNUMBER(SEARCH([.W$6]; [.$D30])); 1;  IF(ISNUMBER(SEARCH(&quot;alla&quot;; [.$D30])); 1; 0 ))" office:value-type="float" office:value="0" calcext:value-type="float">
            <text:p>0</text:p>
          </table:table-cell>
          <table:table-cell table:formula="of:=IF(ISNUMBER(SEARCH([.X$6]; [.$D30])); 1;  IF(ISNUMBER(SEARCH(&quot;alla&quot;; [.$D30])); 1; 0 ))" office:value-type="float" office:value="0" calcext:value-type="float">
            <text:p>0</text:p>
          </table:table-cell>
          <table:table-cell table:formula="of:=IF(ISNUMBER(SEARCH([.Y$6]; [.$D30])); 1;  IF(ISNUMBER(SEARCH(&quot;alla&quot;; [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31])); 1;  IF(ISNUMBER(SEARCH(&quot;alla&quot;; [.$D31])); 1; 0 ))" office:value-type="float" office:value="0" calcext:value-type="float">
            <text:p>0</text:p>
          </table:table-cell>
          <table:table-cell table:formula="of:=IF(ISNUMBER(SEARCH([.T$6]; [.$D31])); 1;  IF(ISNUMBER(SEARCH(&quot;alla&quot;; [.$D31])); 1; 0 ))" office:value-type="float" office:value="0" calcext:value-type="float">
            <text:p>0</text:p>
          </table:table-cell>
          <table:table-cell table:formula="of:=IF(ISNUMBER(SEARCH([.U$6]; [.$D31])); 1;  IF(ISNUMBER(SEARCH(&quot;alla&quot;; [.$D31])); 1; 0 ))" office:value-type="float" office:value="1" calcext:value-type="float">
            <text:p>1</text:p>
          </table:table-cell>
          <table:table-cell table:formula="of:=IF(ISNUMBER(SEARCH([.V$6]; [.$D31])); 1;  IF(ISNUMBER(SEARCH(&quot;alla&quot;; [.$D31])); 1; 0 ))" office:value-type="float" office:value="0" calcext:value-type="float">
            <text:p>0</text:p>
          </table:table-cell>
          <table:table-cell table:formula="of:=IF(ISNUMBER(SEARCH([.W$6]; [.$D31])); 1;  IF(ISNUMBER(SEARCH(&quot;alla&quot;; [.$D31])); 1; 0 ))" office:value-type="float" office:value="0" calcext:value-type="float">
            <text:p>0</text:p>
          </table:table-cell>
          <table:table-cell table:formula="of:=IF(ISNUMBER(SEARCH([.X$6]; [.$D31])); 1;  IF(ISNUMBER(SEARCH(&quot;alla&quot;; [.$D31])); 1; 0 ))" office:value-type="float" office:value="0" calcext:value-type="float">
            <text:p>0</text:p>
          </table:table-cell>
          <table:table-cell table:formula="of:=IF(ISNUMBER(SEARCH([.Y$6]; [.$D31])); 1;  IF(ISNUMBER(SEARCH(&quot;alla&quot;; [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.$D32])); 1;  IF(ISNUMBER(SEARCH(&quot;alla&quot;; [.$D32])); 1; 0 ))" office:value-type="float" office:value="0" calcext:value-type="float">
            <text:p>0</text:p>
          </table:table-cell>
          <table:table-cell table:formula="of:=IF(ISNUMBER(SEARCH([.T$6]; [.$D32])); 1;  IF(ISNUMBER(SEARCH(&quot;alla&quot;; [.$D32])); 1; 0 ))" office:value-type="float" office:value="1" calcext:value-type="float">
            <text:p>1</text:p>
          </table:table-cell>
          <table:table-cell table:formula="of:=IF(ISNUMBER(SEARCH([.U$6]; [.$D32])); 1;  IF(ISNUMBER(SEARCH(&quot;alla&quot;; [.$D32])); 1; 0 ))" office:value-type="float" office:value="1" calcext:value-type="float">
            <text:p>1</text:p>
          </table:table-cell>
          <table:table-cell table:formula="of:=IF(ISNUMBER(SEARCH([.V$6]; [.$D32])); 1;  IF(ISNUMBER(SEARCH(&quot;alla&quot;; [.$D32])); 1; 0 ))" office:value-type="float" office:value="0" calcext:value-type="float">
            <text:p>0</text:p>
          </table:table-cell>
          <table:table-cell table:formula="of:=IF(ISNUMBER(SEARCH([.W$6]; [.$D32])); 1;  IF(ISNUMBER(SEARCH(&quot;alla&quot;; [.$D32])); 1; 0 ))" office:value-type="float" office:value="0" calcext:value-type="float">
            <text:p>0</text:p>
          </table:table-cell>
          <table:table-cell table:formula="of:=IF(ISNUMBER(SEARCH([.X$6]; [.$D32])); 1;  IF(ISNUMBER(SEARCH(&quot;alla&quot;; [.$D32])); 1; 0 ))" office:value-type="float" office:value="0" calcext:value-type="float">
            <text:p>0</text:p>
          </table:table-cell>
          <table:table-cell table:formula="of:=IF(ISNUMBER(SEARCH([.Y$6]; [.$D32])); 1;  IF(ISNUMBER(SEARCH(&quot;alla&quot;; [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33])); 1;  IF(ISNUMBER(SEARCH(&quot;alla&quot;; [.$D33])); 1; 0 ))" office:value-type="float" office:value="0" calcext:value-type="float">
            <text:p>0</text:p>
          </table:table-cell>
          <table:table-cell table:formula="of:=IF(ISNUMBER(SEARCH([.T$6]; [.$D33])); 1;  IF(ISNUMBER(SEARCH(&quot;alla&quot;; [.$D33])); 1; 0 ))" office:value-type="float" office:value="1" calcext:value-type="float">
            <text:p>1</text:p>
          </table:table-cell>
          <table:table-cell table:formula="of:=IF(ISNUMBER(SEARCH([.U$6]; [.$D33])); 1;  IF(ISNUMBER(SEARCH(&quot;alla&quot;; [.$D33])); 1; 0 ))" office:value-type="float" office:value="1" calcext:value-type="float">
            <text:p>1</text:p>
          </table:table-cell>
          <table:table-cell table:formula="of:=IF(ISNUMBER(SEARCH([.V$6]; [.$D33])); 1;  IF(ISNUMBER(SEARCH(&quot;alla&quot;; [.$D33])); 1; 0 ))" office:value-type="float" office:value="0" calcext:value-type="float">
            <text:p>0</text:p>
          </table:table-cell>
          <table:table-cell table:formula="of:=IF(ISNUMBER(SEARCH([.W$6]; [.$D33])); 1;  IF(ISNUMBER(SEARCH(&quot;alla&quot;; [.$D33])); 1; 0 ))" office:value-type="float" office:value="0" calcext:value-type="float">
            <text:p>0</text:p>
          </table:table-cell>
          <table:table-cell table:formula="of:=IF(ISNUMBER(SEARCH([.X$6]; [.$D33])); 1;  IF(ISNUMBER(SEARCH(&quot;alla&quot;; [.$D33])); 1; 0 ))" office:value-type="float" office:value="0" calcext:value-type="float">
            <text:p>0</text:p>
          </table:table-cell>
          <table:table-cell table:formula="of:=IF(ISNUMBER(SEARCH([.Y$6]; [.$D33])); 1;  IF(ISNUMBER(SEARCH(&quot;alla&quot;; [.$D33])); 1; 0 ))" office:value-type="float" office:value="0" calcext:value-type="float">
            <text:p>0</text:p>
          </table:table-cell>
          <table:table-cell table:formula="of:=SUM([.S32:.Y32])" office:value-type="float" office:value="2" calcext:value-type="float">
            <text:p>2</text:p>
          </table:table-cell>
        </table:table-row>
        <table:table-row table:style-name="ro3">
          <table:table-cell table:number-columns-repeated="18"/>
          <table:table-cell table:formula="of:=IF(ISNUMBER(SEARCH([.S$6]; [.$D34])); 1;  IF(ISNUMBER(SEARCH(&quot;alla&quot;; [.$D34])); 1; 0 ))" office:value-type="float" office:value="0" calcext:value-type="float">
            <text:p>0</text:p>
          </table:table-cell>
          <table:table-cell table:formula="of:=IF(ISNUMBER(SEARCH([.T$6]; [.$D34])); 1;  IF(ISNUMBER(SEARCH(&quot;alla&quot;; [.$D34])); 1; 0 ))" office:value-type="float" office:value="1" calcext:value-type="float">
            <text:p>1</text:p>
          </table:table-cell>
          <table:table-cell table:formula="of:=IF(ISNUMBER(SEARCH([.U$6]; [.$D34])); 1;  IF(ISNUMBER(SEARCH(&quot;alla&quot;; [.$D34])); 1; 0 ))" office:value-type="float" office:value="0" calcext:value-type="float">
            <text:p>0</text:p>
          </table:table-cell>
          <table:table-cell table:formula="of:=IF(ISNUMBER(SEARCH([.V$6]; [.$D34])); 1;  IF(ISNUMBER(SEARCH(&quot;alla&quot;; [.$D34])); 1; 0 ))" office:value-type="float" office:value="0" calcext:value-type="float">
            <text:p>0</text:p>
          </table:table-cell>
          <table:table-cell table:formula="of:=IF(ISNUMBER(SEARCH([.W$6]; [.$D34])); 1;  IF(ISNUMBER(SEARCH(&quot;alla&quot;; [.$D34])); 1; 0 ))" office:value-type="float" office:value="0" calcext:value-type="float">
            <text:p>0</text:p>
          </table:table-cell>
          <table:table-cell table:formula="of:=IF(ISNUMBER(SEARCH([.X$6]; [.$D34])); 1;  IF(ISNUMBER(SEARCH(&quot;alla&quot;; [.$D34])); 1; 0 ))" office:value-type="float" office:value="0" calcext:value-type="float">
            <text:p>0</text:p>
          </table:table-cell>
          <table:table-cell table:formula="of:=IF(ISNUMBER(SEARCH([.Y$6]; [.$D34])); 1;  IF(ISNUMBER(SEARCH(&quot;alla&quot;; [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.$D35])); 1;  IF(ISNUMBER(SEARCH(&quot;alla&quot;; [.$D35])); 1; 0 ))" office:value-type="float" office:value="1" calcext:value-type="float">
            <text:p>1</text:p>
          </table:table-cell>
          <table:table-cell table:formula="of:=IF(ISNUMBER(SEARCH([.T$6]; [.$D35])); 1;  IF(ISNUMBER(SEARCH(&quot;alla&quot;; [.$D35])); 1; 0 ))" office:value-type="float" office:value="1" calcext:value-type="float">
            <text:p>1</text:p>
          </table:table-cell>
          <table:table-cell table:formula="of:=IF(ISNUMBER(SEARCH([.U$6]; [.$D35])); 1;  IF(ISNUMBER(SEARCH(&quot;alla&quot;; [.$D35])); 1; 0 ))" office:value-type="float" office:value="1" calcext:value-type="float">
            <text:p>1</text:p>
          </table:table-cell>
          <table:table-cell table:formula="of:=IF(ISNUMBER(SEARCH([.V$6]; [.$D35])); 1;  IF(ISNUMBER(SEARCH(&quot;alla&quot;; [.$D35])); 1; 0 ))" office:value-type="float" office:value="1" calcext:value-type="float">
            <text:p>1</text:p>
          </table:table-cell>
          <table:table-cell table:formula="of:=IF(ISNUMBER(SEARCH([.W$6]; [.$D35])); 1;  IF(ISNUMBER(SEARCH(&quot;alla&quot;; [.$D35])); 1; 0 ))" office:value-type="float" office:value="1" calcext:value-type="float">
            <text:p>1</text:p>
          </table:table-cell>
          <table:table-cell table:formula="of:=IF(ISNUMBER(SEARCH([.X$6]; [.$D35])); 1;  IF(ISNUMBER(SEARCH(&quot;alla&quot;; [.$D35])); 1; 0 ))" office:value-type="float" office:value="1" calcext:value-type="float">
            <text:p>1</text:p>
          </table:table-cell>
          <table:table-cell table:formula="of:=IF(ISNUMBER(SEARCH([.Y$6]; [.$D35])); 1;  IF(ISNUMBER(SEARCH(&quot;alla&quot;; [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.$D36])); 1;  IF(ISNUMBER(SEARCH(&quot;alla&quot;; [.$D36])); 1; 0 ))" office:value-type="float" office:value="1" calcext:value-type="float">
            <text:p>1</text:p>
          </table:table-cell>
          <table:table-cell table:formula="of:=IF(ISNUMBER(SEARCH([.T$6]; [.$D36])); 1;  IF(ISNUMBER(SEARCH(&quot;alla&quot;; [.$D36])); 1; 0 ))" office:value-type="float" office:value="1" calcext:value-type="float">
            <text:p>1</text:p>
          </table:table-cell>
          <table:table-cell table:formula="of:=IF(ISNUMBER(SEARCH([.U$6]; [.$D36])); 1;  IF(ISNUMBER(SEARCH(&quot;alla&quot;; [.$D36])); 1; 0 ))" office:value-type="float" office:value="1" calcext:value-type="float">
            <text:p>1</text:p>
          </table:table-cell>
          <table:table-cell table:formula="of:=IF(ISNUMBER(SEARCH([.V$6]; [.$D36])); 1;  IF(ISNUMBER(SEARCH(&quot;alla&quot;; [.$D36])); 1; 0 ))" office:value-type="float" office:value="1" calcext:value-type="float">
            <text:p>1</text:p>
          </table:table-cell>
          <table:table-cell table:formula="of:=IF(ISNUMBER(SEARCH([.W$6]; [.$D36])); 1;  IF(ISNUMBER(SEARCH(&quot;alla&quot;; [.$D36])); 1; 0 ))" office:value-type="float" office:value="1" calcext:value-type="float">
            <text:p>1</text:p>
          </table:table-cell>
          <table:table-cell table:formula="of:=IF(ISNUMBER(SEARCH([.X$6]; [.$D36])); 1;  IF(ISNUMBER(SEARCH(&quot;alla&quot;; [.$D36])); 1; 0 ))" office:value-type="float" office:value="1" calcext:value-type="float">
            <text:p>1</text:p>
          </table:table-cell>
          <table:table-cell table:formula="of:=IF(ISNUMBER(SEARCH([.Y$6]; [.$D36])); 1;  IF(ISNUMBER(SEARCH(&quot;alla&quot;; [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.$D37])); 1;  IF(ISNUMBER(SEARCH(&quot;alla&quot;; [.$D37])); 1; 0 ))" office:value-type="float" office:value="0" calcext:value-type="float">
            <text:p>0</text:p>
          </table:table-cell>
          <table:table-cell table:formula="of:=IF(ISNUMBER(SEARCH([.T$6]; [.$D37])); 1;  IF(ISNUMBER(SEARCH(&quot;alla&quot;; [.$D37])); 1; 0 ))" office:value-type="float" office:value="0" calcext:value-type="float">
            <text:p>0</text:p>
          </table:table-cell>
          <table:table-cell table:formula="of:=IF(ISNUMBER(SEARCH([.U$6]; [.$D37])); 1;  IF(ISNUMBER(SEARCH(&quot;alla&quot;; [.$D37])); 1; 0 ))" office:value-type="float" office:value="0" calcext:value-type="float">
            <text:p>0</text:p>
          </table:table-cell>
          <table:table-cell table:formula="of:=IF(ISNUMBER(SEARCH([.V$6]; [.$D37])); 1;  IF(ISNUMBER(SEARCH(&quot;alla&quot;; [.$D37])); 1; 0 ))" office:value-type="float" office:value="0" calcext:value-type="float">
            <text:p>0</text:p>
          </table:table-cell>
          <table:table-cell table:formula="of:=IF(ISNUMBER(SEARCH([.W$6]; [.$D37])); 1;  IF(ISNUMBER(SEARCH(&quot;alla&quot;; [.$D37])); 1; 0 ))" office:value-type="float" office:value="0" calcext:value-type="float">
            <text:p>0</text:p>
          </table:table-cell>
          <table:table-cell table:formula="of:=IF(ISNUMBER(SEARCH([.X$6]; [.$D37])); 1;  IF(ISNUMBER(SEARCH(&quot;alla&quot;; [.$D37])); 1; 0 ))" office:value-type="float" office:value="1" calcext:value-type="float">
            <text:p>1</text:p>
          </table:table-cell>
          <table:table-cell table:formula="of:=IF(ISNUMBER(SEARCH([.Y$6]; [.$D37])); 1;  IF(ISNUMBER(SEARCH(&quot;alla&quot;; [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.$D38])); 1;  IF(ISNUMBER(SEARCH(&quot;alla&quot;; [.$D38])); 1; 0 ))" office:value-type="float" office:value="1" calcext:value-type="float">
            <text:p>1</text:p>
          </table:table-cell>
          <table:table-cell table:formula="of:=IF(ISNUMBER(SEARCH([.T$6]; [.$D38])); 1;  IF(ISNUMBER(SEARCH(&quot;alla&quot;; [.$D38])); 1; 0 ))" office:value-type="float" office:value="1" calcext:value-type="float">
            <text:p>1</text:p>
          </table:table-cell>
          <table:table-cell table:formula="of:=IF(ISNUMBER(SEARCH([.U$6]; [.$D38])); 1;  IF(ISNUMBER(SEARCH(&quot;alla&quot;; [.$D38])); 1; 0 ))" office:value-type="float" office:value="1" calcext:value-type="float">
            <text:p>1</text:p>
          </table:table-cell>
          <table:table-cell table:formula="of:=IF(ISNUMBER(SEARCH([.V$6]; [.$D38])); 1;  IF(ISNUMBER(SEARCH(&quot;alla&quot;; [.$D38])); 1; 0 ))" office:value-type="float" office:value="1" calcext:value-type="float">
            <text:p>1</text:p>
          </table:table-cell>
          <table:table-cell table:formula="of:=IF(ISNUMBER(SEARCH([.W$6]; [.$D38])); 1;  IF(ISNUMBER(SEARCH(&quot;alla&quot;; [.$D38])); 1; 0 ))" office:value-type="float" office:value="1" calcext:value-type="float">
            <text:p>1</text:p>
          </table:table-cell>
          <table:table-cell table:formula="of:=IF(ISNUMBER(SEARCH([.X$6]; [.$D38])); 1;  IF(ISNUMBER(SEARCH(&quot;alla&quot;; [.$D38])); 1; 0 ))" office:value-type="float" office:value="1" calcext:value-type="float">
            <text:p>1</text:p>
          </table:table-cell>
          <table:table-cell table:formula="of:=IF(ISNUMBER(SEARCH([.Y$6]; [.$D38])); 1;  IF(ISNUMBER(SEARCH(&quot;alla&quot;; [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</table:table-row>
        <table:table-row table:style-name="ro3">
          <table:table-cell table:number-columns-repeated="18"/>
          <table:table-cell table:formula="of:=IF(ISNUMBER(SEARCH([.S$6]; [.$D39])); 1;  IF(ISNUMBER(SEARCH(&quot;alla&quot;; [.$D39])); 1; 0 ))" office:value-type="float" office:value="0" calcext:value-type="float">
            <text:p>0</text:p>
          </table:table-cell>
          <table:table-cell table:formula="of:=IF(ISNUMBER(SEARCH([.T$6]; [.$D39])); 1;  IF(ISNUMBER(SEARCH(&quot;alla&quot;; [.$D39])); 1; 0 ))" office:value-type="float" office:value="0" calcext:value-type="float">
            <text:p>0</text:p>
          </table:table-cell>
          <table:table-cell table:formula="of:=IF(ISNUMBER(SEARCH([.U$6]; [.$D39])); 1;  IF(ISNUMBER(SEARCH(&quot;alla&quot;; [.$D39])); 1; 0 ))" office:value-type="float" office:value="0" calcext:value-type="float">
            <text:p>0</text:p>
          </table:table-cell>
          <table:table-cell table:formula="of:=IF(ISNUMBER(SEARCH([.V$6]; [.$D39])); 1;  IF(ISNUMBER(SEARCH(&quot;alla&quot;; [.$D39])); 1; 0 ))" office:value-type="float" office:value="0" calcext:value-type="float">
            <text:p>0</text:p>
          </table:table-cell>
          <table:table-cell table:formula="of:=IF(ISNUMBER(SEARCH([.W$6]; [.$D39])); 1;  IF(ISNUMBER(SEARCH(&quot;alla&quot;; [.$D39])); 1; 0 ))" office:value-type="float" office:value="0" calcext:value-type="float">
            <text:p>0</text:p>
          </table:table-cell>
          <table:table-cell table:formula="of:=IF(ISNUMBER(SEARCH([.X$6]; [.$D39])); 1;  IF(ISNUMBER(SEARCH(&quot;alla&quot;; [.$D39])); 1; 0 ))" office:value-type="float" office:value="0" calcext:value-type="float">
            <text:p>0</text:p>
          </table:table-cell>
          <table:table-cell table:formula="of:=IF(ISNUMBER(SEARCH([.Y$6]; [.$D39])); 1;  IF(ISNUMBER(SEARCH(&quot;alla&quot;; [.$D39])); 1; 0 ))" office:value-type="float" office:value="1" calcext:value-type="float">
            <text:p>1</text:p>
          </table:table-cell>
          <table:table-cell table:formula="of:=SUM([.S38:.Y38])" office:value-type="float" office:value="1" calcext:value-type="float">
            <text:p>1</text:p>
          </table:table-cell>
        </table:table-row>
        <table:table-row table:style-name="ro3">
          <table:table-cell table:number-columns-repeated="18"/>
          <table:table-cell table:formula="of:=IF(ISNUMBER(SEARCH([.S$6]; [.$D40])); 1;  IF(ISNUMBER(SEARCH(&quot;alla&quot;; [.$D40])); 1; 0 ))" office:value-type="float" office:value="1" calcext:value-type="float">
            <text:p>1</text:p>
          </table:table-cell>
          <table:table-cell table:formula="of:=IF(ISNUMBER(SEARCH([.T$6]; [.$D40])); 1;  IF(ISNUMBER(SEARCH(&quot;alla&quot;; [.$D40])); 1; 0 ))" office:value-type="float" office:value="1" calcext:value-type="float">
            <text:p>1</text:p>
          </table:table-cell>
          <table:table-cell table:formula="of:=IF(ISNUMBER(SEARCH([.U$6]; [.$D40])); 1;  IF(ISNUMBER(SEARCH(&quot;alla&quot;; [.$D40])); 1; 0 ))" office:value-type="float" office:value="1" calcext:value-type="float">
            <text:p>1</text:p>
          </table:table-cell>
          <table:table-cell table:formula="of:=IF(ISNUMBER(SEARCH([.V$6]; [.$D40])); 1;  IF(ISNUMBER(SEARCH(&quot;alla&quot;; [.$D40])); 1; 0 ))" office:value-type="float" office:value="1" calcext:value-type="float">
            <text:p>1</text:p>
          </table:table-cell>
          <table:table-cell table:formula="of:=IF(ISNUMBER(SEARCH([.W$6]; [.$D40])); 1;  IF(ISNUMBER(SEARCH(&quot;alla&quot;; [.$D40])); 1; 0 ))" office:value-type="float" office:value="1" calcext:value-type="float">
            <text:p>1</text:p>
          </table:table-cell>
          <table:table-cell table:formula="of:=IF(ISNUMBER(SEARCH([.X$6]; [.$D40])); 1;  IF(ISNUMBER(SEARCH(&quot;alla&quot;; [.$D40])); 1; 0 ))" office:value-type="float" office:value="1" calcext:value-type="float">
            <text:p>1</text:p>
          </table:table-cell>
          <table:table-cell table:formula="of:=IF(ISNUMBER(SEARCH([.Y$6]; [.$D40])); 1;  IF(ISNUMBER(SEARCH(&quot;alla&quot;; [.$D40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803cm" style:first-page-number="continue" style:scale-to-X="1" style:scale-to-Y="1" style:writing-mode="lr-tb"/>
      <style:header-style>
        <style:header-footer-properties fo:min-height="0.75cm" fo:margin-left="0cm" fo:margin-right="0.097cm" fo:margin-bottom="0cm"/>
      </style:header-style>
      <style:footer-style>
        <style:header-footer-properties fo:min-height="0.75cm" fo:margin-left="0cm" fo:margin-right="0.09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00-00-00</text:date>, <text:time style:data-style-name="N2" text:time-value="13:43:28.9173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4-09-30T15:35:01.719564663</dc:date>
    <meta:print-date>2011-08-23T15:31:06</meta:print-date>
    <meta:editing-cycles>11</meta:editing-cycles>
    <meta:editing-duration>PT2H49M42S</meta:editing-duration>
    <meta:generator>LibreOffice/4.2.6.3$Linux_X86_64 LibreOffice_project/420m0$Build-3</meta:generator>
    <meta:document-statistic meta:table-count="3" meta:cell-count="880" meta:object-count="0"/>
  </office:meta>
</office:document-meta>
</file>